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top="2pt solid #B0063D" fo:border-bottom="2pt solid #B0063D" fo:border-left="none" fo:border-right="none" style:vertical-align="middle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Standard_Tabellen_KfZ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Standard_Tabellen_KfZ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"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Tabellen_KfZ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Komma" style:data-style-name="N3">
      <style:table-cell-properties fo:border-top="none" fo:border-bottom="2pt solid #C00000" fo:border-left="none" fo:border-right="none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Tabellen_KfZ" style:data-style-name="N0">
      <style:table-cell-properties fo:border-top="none" fo:border-bottom="2pt solid #C00000" fo:border-left="none" fo:border-right="none"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none" fo:border-bottom="2pt solid #C00000" fo:border-left="none" fo:border-right="none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able-cell-properties fo:border-top="2pt solid #C00000" fo:border-bottom="thin solid #C00000" fo:border-left="none" fo:border-right="none"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2pt solid #C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1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2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Standard_Juni01" style:data-style-name="N3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">
      <style:table-cell-properties fo:border-top="none" fo:border-bottom="2pt solid #C00000" fo:border-left="none" fo:border-right="none"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B0063D" fo:border-bottom="thin solid #C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-top="none" fo:border-bottom="thin solid #C00000" fo:border-left="none" fo:border-right="none"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fo:border-top="none" fo:border-bottom="thin solid #C00000" fo:border-left="none" fo:border-right="none"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B0063D" fo:border-bottom="thin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43466666666667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7.112cm"/>
    </style:style>
    <style:style style:name="co7" style:family="table-column">
      <style:table-column-properties fo:break-before="auto" style:column-width="3.09033333333333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28.35pt" style:use-optimal-row-height="false" fo:break-before="auto"/>
    </style:style>
    <style:style style:name="ro6" style:family="table-row">
      <style:table-row-properties style:row-height="11.25pt" style:use-optimal-row-height="true" fo:break-before="auto"/>
    </style:style>
    <style:style style:name="ro7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hrzeuge" table:style-name="ta1">
        <table:table-column table:style-name="co1" table:default-cell-style-name="ce18"/>
        <table:table-column table:style-name="co2" table:number-columns-repeated="10" table:default-cell-style-name="ce18"/>
        <table:table-column table:style-name="co3" table:number-columns-repeated="16373" table:default-cell-style-name="ce18"/>
        <table:table-row table:style-name="ro1">
          <table:table-cell office:value-type="string" table:style-name="ce2">
            <text:p>Vorläufiger Kfz-Bestand nach Fahrzeugart und Bundesland am 31.01.2025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office:value-type="string" table:style-name="ce4">
            <text:p>Fahrzeugart</text:p>
          </table:table-cell>
          <table:table-cell office:value-type="string" table:style-name="ce5">
            <text:p>Österreich</text:p>
          </table:table-cell>
          <table:table-cell office:value-type="string" table:style-name="ce5">
            <text:p>Burgenland</text:p>
          </table:table-cell>
          <table:table-cell office:value-type="string" table:style-name="ce5">
            <text:p>Kärnten</text:p>
          </table:table-cell>
          <table:table-cell office:value-type="string" table:style-name="ce5">
            <text:p>Niederöster-</text:p>
            <text:p>reich</text:p>
          </table:table-cell>
          <table:table-cell office:value-type="string" table:style-name="ce5">
            <text:p>Oberöster-</text:p>
            <text:p>reich</text:p>
          </table:table-cell>
          <table:table-cell office:value-type="string" table:style-name="ce5">
            <text:p>Salzburg</text:p>
          </table:table-cell>
          <table:table-cell office:value-type="string" table:style-name="ce5">
            <text:p>Steiermark</text:p>
          </table:table-cell>
          <table:table-cell office:value-type="string" table:style-name="ce5">
            <text:p>Tirol</text:p>
          </table:table-cell>
          <table:table-cell office:value-type="string" table:style-name="ce5">
            <text:p>Vorarlberg</text:p>
          </table:table-cell>
          <table:table-cell office:value-type="string" table:style-name="ce5">
            <text:p>Wie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7">
            <text:p>Personenkraftwagen Kl. M1</text:p>
          </table:table-cell>
          <table:table-cell office:value-type="float" office:value="5231925" table:style-name="ce8">
            <text:p>5 231 925</text:p>
          </table:table-cell>
          <table:table-cell office:value-type="float" office:value="209083" table:style-name="ce8">
            <text:p>209 083</text:p>
          </table:table-cell>
          <table:table-cell office:value-type="float" office:value="376814" table:style-name="ce8">
            <text:p>376 814</text:p>
          </table:table-cell>
          <table:table-cell office:value-type="float" office:value="1145140" table:style-name="ce8">
            <text:p>1 145 140</text:p>
          </table:table-cell>
          <table:table-cell office:value-type="float" office:value="990196" table:style-name="ce8">
            <text:p>990 196</text:p>
          </table:table-cell>
          <table:table-cell office:value-type="float" office:value="328129" table:style-name="ce8">
            <text:p>328 129</text:p>
          </table:table-cell>
          <table:table-cell office:value-type="float" office:value="795873" table:style-name="ce8">
            <text:p>795 873</text:p>
          </table:table-cell>
          <table:table-cell office:value-type="float" office:value="428627" table:style-name="ce8">
            <text:p>428 627</text:p>
          </table:table-cell>
          <table:table-cell office:value-type="float" office:value="223581" table:style-name="ce8">
            <text:p>223 581</text:p>
          </table:table-cell>
          <table:table-cell office:value-type="float" office:value="734482" table:style-name="ce8">
            <text:p>734 48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Motorräder Kl. L3e<text:span text:style-name="T3">1</text:span></text:p>
          </table:table-cell>
          <table:table-cell office:value-type="float" office:value="652725" table:style-name="ce8">
            <text:p>652 725</text:p>
          </table:table-cell>
          <table:table-cell office:value-type="float" office:value="24807" table:style-name="ce8">
            <text:p>24 807</text:p>
          </table:table-cell>
          <table:table-cell office:value-type="float" office:value="54332" table:style-name="ce8">
            <text:p>54 332</text:p>
          </table:table-cell>
          <table:table-cell office:value-type="float" office:value="141302" table:style-name="ce8">
            <text:p>141 302</text:p>
          </table:table-cell>
          <table:table-cell office:value-type="float" office:value="114840" table:style-name="ce8">
            <text:p>114 840</text:p>
          </table:table-cell>
          <table:table-cell office:value-type="float" office:value="38902" table:style-name="ce8">
            <text:p>38 902</text:p>
          </table:table-cell>
          <table:table-cell office:value-type="float" office:value="104165" table:style-name="ce8">
            <text:p>104 165</text:p>
          </table:table-cell>
          <table:table-cell office:value-type="float" office:value="56669" table:style-name="ce8">
            <text:p>56 669</text:p>
          </table:table-cell>
          <table:table-cell office:value-type="float" office:value="31766" table:style-name="ce8">
            <text:p>31 766</text:p>
          </table:table-cell>
          <table:table-cell office:value-type="float" office:value="85942" table:style-name="ce8">
            <text:p>85 94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Motorrfahrräder Kl. L1e<text:span text:style-name="T3">2</text:span></text:p>
          </table:table-cell>
          <table:table-cell office:value-type="float" office:value="271952" table:style-name="ce8">
            <text:p>271 952</text:p>
          </table:table-cell>
          <table:table-cell office:value-type="float" office:value="11859" table:style-name="ce8">
            <text:p>11 859</text:p>
          </table:table-cell>
          <table:table-cell office:value-type="float" office:value="20048" table:style-name="ce8">
            <text:p>20 048</text:p>
          </table:table-cell>
          <table:table-cell office:value-type="float" office:value="56124" table:style-name="ce8">
            <text:p>56 124</text:p>
          </table:table-cell>
          <table:table-cell office:value-type="float" office:value="62724" table:style-name="ce8">
            <text:p>62 724</text:p>
          </table:table-cell>
          <table:table-cell office:value-type="float" office:value="15847" table:style-name="ce8">
            <text:p>15 847</text:p>
          </table:table-cell>
          <table:table-cell office:value-type="float" office:value="52629" table:style-name="ce8">
            <text:p>52 629</text:p>
          </table:table-cell>
          <table:table-cell office:value-type="float" office:value="25302" table:style-name="ce8">
            <text:p>25 302</text:p>
          </table:table-cell>
          <table:table-cell office:value-type="float" office:value="15407" table:style-name="ce8">
            <text:p>15 407</text:p>
          </table:table-cell>
          <table:table-cell office:value-type="float" office:value="12012" table:style-name="ce8">
            <text:p>12 01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Vierrädrige Kraftfahrzeuge Kl. L7e</text:p>
          </table:table-cell>
          <table:table-cell office:value-type="float" office:value="18670" table:style-name="ce8">
            <text:p>18 670</text:p>
          </table:table-cell>
          <table:table-cell office:value-type="float" office:value="1187" table:style-name="ce8">
            <text:p>1 187</text:p>
          </table:table-cell>
          <table:table-cell office:value-type="float" office:value="1640" table:style-name="ce8">
            <text:p>1 640</text:p>
          </table:table-cell>
          <table:table-cell office:value-type="float" office:value="4946" table:style-name="ce8">
            <text:p>4 946</text:p>
          </table:table-cell>
          <table:table-cell office:value-type="float" office:value="3412" table:style-name="ce8">
            <text:p>3 412</text:p>
          </table:table-cell>
          <table:table-cell office:value-type="float" office:value="1013" table:style-name="ce8">
            <text:p>1 013</text:p>
          </table:table-cell>
          <table:table-cell office:value-type="float" office:value="2759" table:style-name="ce8">
            <text:p>2 759</text:p>
          </table:table-cell>
          <table:table-cell office:value-type="float" office:value="2136" table:style-name="ce8">
            <text:p>2 136</text:p>
          </table:table-cell>
          <table:table-cell office:value-type="float" office:value="964" table:style-name="ce8">
            <text:p>964</text:p>
          </table:table-cell>
          <table:table-cell office:value-type="float" office:value="613" table:style-name="ce8">
            <text:p>613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Motordreiräder Kl. L5e</text:p>
          </table:table-cell>
          <table:table-cell office:value-type="float" office:value="4366" table:style-name="ce8">
            <text:p>4 366</text:p>
          </table:table-cell>
          <table:table-cell office:value-type="float" office:value="164" table:style-name="ce8">
            <text:p>164</text:p>
          </table:table-cell>
          <table:table-cell office:value-type="float" office:value="326" table:style-name="ce8">
            <text:p>326</text:p>
          </table:table-cell>
          <table:table-cell office:value-type="float" office:value="1064" table:style-name="ce8">
            <text:p>1 064</text:p>
          </table:table-cell>
          <table:table-cell office:value-type="float" office:value="811" table:style-name="ce8">
            <text:p>811</text:p>
          </table:table-cell>
          <table:table-cell office:value-type="float" office:value="230" table:style-name="ce8">
            <text:p>230</text:p>
          </table:table-cell>
          <table:table-cell office:value-type="float" office:value="545" table:style-name="ce8">
            <text:p>545</text:p>
          </table:table-cell>
          <table:table-cell office:value-type="float" office:value="374" table:style-name="ce8">
            <text:p>374</text:p>
          </table:table-cell>
          <table:table-cell office:value-type="float" office:value="179" table:style-name="ce8">
            <text:p>179</text:p>
          </table:table-cell>
          <table:table-cell office:value-type="float" office:value="673" table:style-name="ce8">
            <text:p>673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Dreirädrige Kleinkrafträder Kl. L2e</text:p>
          </table:table-cell>
          <table:table-cell office:value-type="float" office:value="2529" table:style-name="ce8">
            <text:p>2 529</text:p>
          </table:table-cell>
          <table:table-cell office:value-type="float" office:value="130" table:style-name="ce8">
            <text:p>130</text:p>
          </table:table-cell>
          <table:table-cell office:value-type="float" office:value="186" table:style-name="ce8">
            <text:p>186</text:p>
          </table:table-cell>
          <table:table-cell office:value-type="float" office:value="506" table:style-name="ce8">
            <text:p>506</text:p>
          </table:table-cell>
          <table:table-cell office:value-type="float" office:value="450" table:style-name="ce8">
            <text:p>450</text:p>
          </table:table-cell>
          <table:table-cell office:value-type="float" office:value="140" table:style-name="ce8">
            <text:p>140</text:p>
          </table:table-cell>
          <table:table-cell office:value-type="float" office:value="382" table:style-name="ce8">
            <text:p>382</text:p>
          </table:table-cell>
          <table:table-cell office:value-type="float" office:value="232" table:style-name="ce8">
            <text:p>232</text:p>
          </table:table-cell>
          <table:table-cell office:value-type="float" office:value="131" table:style-name="ce8">
            <text:p>131</text:p>
          </table:table-cell>
          <table:table-cell office:value-type="float" office:value="372" table:style-name="ce8">
            <text:p>37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Kleinmotorräder Kl. L3e<text:span text:style-name="T3">3</text:span></text:p>
          </table:table-cell>
          <table:table-cell office:value-type="float" office:value="3425" table:style-name="ce8">
            <text:p>3 425</text:p>
          </table:table-cell>
          <table:table-cell office:value-type="float" office:value="180" table:style-name="ce8">
            <text:p>180</text:p>
          </table:table-cell>
          <table:table-cell office:value-type="float" office:value="181" table:style-name="ce8">
            <text:p>181</text:p>
          </table:table-cell>
          <table:table-cell office:value-type="float" office:value="814" table:style-name="ce8">
            <text:p>814</text:p>
          </table:table-cell>
          <table:table-cell office:value-type="float" office:value="897" table:style-name="ce8">
            <text:p>897</text:p>
          </table:table-cell>
          <table:table-cell office:value-type="float" office:value="171" table:style-name="ce8">
            <text:p>171</text:p>
          </table:table-cell>
          <table:table-cell office:value-type="float" office:value="630" table:style-name="ce8">
            <text:p>630</text:p>
          </table:table-cell>
          <table:table-cell office:value-type="float" office:value="229" table:style-name="ce8">
            <text:p>229</text:p>
          </table:table-cell>
          <table:table-cell office:value-type="float" office:value="188" table:style-name="ce8">
            <text:p>188</text:p>
          </table:table-cell>
          <table:table-cell office:value-type="float" office:value="135" table:style-name="ce8">
            <text:p>135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Vierrädrige Leichtkraftfahrzeuge Kl. L6e</text:p>
          </table:table-cell>
          <table:table-cell office:value-type="float" office:value="10218" table:style-name="ce8">
            <text:p>10 218</text:p>
          </table:table-cell>
          <table:table-cell office:value-type="float" office:value="626" table:style-name="ce8">
            <text:p>626</text:p>
          </table:table-cell>
          <table:table-cell office:value-type="float" office:value="610" table:style-name="ce8">
            <text:p>610</text:p>
          </table:table-cell>
          <table:table-cell office:value-type="float" office:value="3218" table:style-name="ce8">
            <text:p>3 218</text:p>
          </table:table-cell>
          <table:table-cell office:value-type="float" office:value="2259" table:style-name="ce8">
            <text:p>2 259</text:p>
          </table:table-cell>
          <table:table-cell office:value-type="float" office:value="279" table:style-name="ce8">
            <text:p>279</text:p>
          </table:table-cell>
          <table:table-cell office:value-type="float" office:value="1813" table:style-name="ce8">
            <text:p>1 813</text:p>
          </table:table-cell>
          <table:table-cell office:value-type="float" office:value="478" table:style-name="ce8">
            <text:p>478</text:p>
          </table:table-cell>
          <table:table-cell office:value-type="float" office:value="384" table:style-name="ce8">
            <text:p>384</text:p>
          </table:table-cell>
          <table:table-cell office:value-type="float" office:value="551" table:style-name="ce8">
            <text:p>551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Omnibusse Kl. M2 und M3</text:p>
          </table:table-cell>
          <table:table-cell office:value-type="float" office:value="10781" table:style-name="ce8">
            <text:p>10 781</text:p>
          </table:table-cell>
          <table:table-cell office:value-type="float" office:value="373" table:style-name="ce8">
            <text:p>373</text:p>
          </table:table-cell>
          <table:table-cell office:value-type="float" office:value="461" table:style-name="ce8">
            <text:p>461</text:p>
          </table:table-cell>
          <table:table-cell office:value-type="float" office:value="1095" table:style-name="ce8">
            <text:p>1 095</text:p>
          </table:table-cell>
          <table:table-cell office:value-type="float" office:value="1462" table:style-name="ce8">
            <text:p>1 462</text:p>
          </table:table-cell>
          <table:table-cell office:value-type="float" office:value="550" table:style-name="ce8">
            <text:p>550</text:p>
          </table:table-cell>
          <table:table-cell office:value-type="float" office:value="1140" table:style-name="ce8">
            <text:p>1 140</text:p>
          </table:table-cell>
          <table:table-cell office:value-type="float" office:value="1109" table:style-name="ce8">
            <text:p>1 109</text:p>
          </table:table-cell>
          <table:table-cell office:value-type="float" office:value="355" table:style-name="ce8">
            <text:p>355</text:p>
          </table:table-cell>
          <table:table-cell office:value-type="float" office:value="4236" table:style-name="ce8">
            <text:p>4 236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Lkw Klasse N1</text:p>
          </table:table-cell>
          <table:table-cell office:value-type="float" office:value="517384" table:style-name="ce8">
            <text:p>517 384</text:p>
          </table:table-cell>
          <table:table-cell office:value-type="float" office:value="21303" table:style-name="ce8">
            <text:p>21 303</text:p>
          </table:table-cell>
          <table:table-cell office:value-type="float" office:value="34381" table:style-name="ce8">
            <text:p>34 381</text:p>
          </table:table-cell>
          <table:table-cell office:value-type="float" office:value="112610" table:style-name="ce8">
            <text:p>112 610</text:p>
          </table:table-cell>
          <table:table-cell office:value-type="float" office:value="92472" table:style-name="ce8">
            <text:p>92 472</text:p>
          </table:table-cell>
          <table:table-cell office:value-type="float" office:value="35614" table:style-name="ce8">
            <text:p>35 614</text:p>
          </table:table-cell>
          <table:table-cell office:value-type="float" office:value="76765" table:style-name="ce8">
            <text:p>76 765</text:p>
          </table:table-cell>
          <table:table-cell office:value-type="float" office:value="48654" table:style-name="ce8">
            <text:p>48 654</text:p>
          </table:table-cell>
          <table:table-cell office:value-type="float" office:value="20460" table:style-name="ce8">
            <text:p>20 460</text:p>
          </table:table-cell>
          <table:table-cell office:value-type="float" office:value="75125" table:style-name="ce8">
            <text:p>75 125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Lkw Klasse N2</text:p>
          </table:table-cell>
          <table:table-cell office:value-type="float" office:value="9169" table:style-name="ce8">
            <text:p>9 169</text:p>
          </table:table-cell>
          <table:table-cell office:value-type="float" office:value="392" table:style-name="ce8">
            <text:p>392</text:p>
          </table:table-cell>
          <table:table-cell office:value-type="float" office:value="513" table:style-name="ce8">
            <text:p>513</text:p>
          </table:table-cell>
          <table:table-cell office:value-type="float" office:value="2138" table:style-name="ce8">
            <text:p>2 138</text:p>
          </table:table-cell>
          <table:table-cell office:value-type="float" office:value="1767" table:style-name="ce8">
            <text:p>1 767</text:p>
          </table:table-cell>
          <table:table-cell office:value-type="float" office:value="716" table:style-name="ce8">
            <text:p>716</text:p>
          </table:table-cell>
          <table:table-cell office:value-type="float" office:value="1119" table:style-name="ce8">
            <text:p>1 119</text:p>
          </table:table-cell>
          <table:table-cell office:value-type="float" office:value="747" table:style-name="ce8">
            <text:p>747</text:p>
          </table:table-cell>
          <table:table-cell office:value-type="float" office:value="471" table:style-name="ce8">
            <text:p>471</text:p>
          </table:table-cell>
          <table:table-cell office:value-type="float" office:value="1306" table:style-name="ce8">
            <text:p>1 306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Lkw Klasse N3</text:p>
          </table:table-cell>
          <table:table-cell office:value-type="float" office:value="45413" table:style-name="ce8">
            <text:p>45 413</text:p>
          </table:table-cell>
          <table:table-cell office:value-type="float" office:value="2030" table:style-name="ce8">
            <text:p>2 030</text:p>
          </table:table-cell>
          <table:table-cell office:value-type="float" office:value="3403" table:style-name="ce8">
            <text:p>3 403</text:p>
          </table:table-cell>
          <table:table-cell office:value-type="float" office:value="10987" table:style-name="ce8">
            <text:p>10 987</text:p>
          </table:table-cell>
          <table:table-cell office:value-type="float" office:value="9334" table:style-name="ce8">
            <text:p>9 334</text:p>
          </table:table-cell>
          <table:table-cell office:value-type="float" office:value="3322" table:style-name="ce8">
            <text:p>3 322</text:p>
          </table:table-cell>
          <table:table-cell office:value-type="float" office:value="6640" table:style-name="ce8">
            <text:p>6 640</text:p>
          </table:table-cell>
          <table:table-cell office:value-type="float" office:value="4339" table:style-name="ce8">
            <text:p>4 339</text:p>
          </table:table-cell>
          <table:table-cell office:value-type="float" office:value="1873" table:style-name="ce8">
            <text:p>1 873</text:p>
          </table:table-cell>
          <table:table-cell office:value-type="float" office:value="3485" table:style-name="ce8">
            <text:p>3 485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Zugmaschinen</text:p>
          </table:table-cell>
          <table:table-cell office:value-type="float" office:value="492987" table:style-name="ce8">
            <text:p>492 987</text:p>
          </table:table-cell>
          <table:table-cell office:value-type="float" office:value="31820" table:style-name="ce8">
            <text:p>31 820</text:p>
          </table:table-cell>
          <table:table-cell office:value-type="float" office:value="36098" table:style-name="ce8">
            <text:p>36 098</text:p>
          </table:table-cell>
          <table:table-cell office:value-type="float" office:value="144068" table:style-name="ce8">
            <text:p>144 068</text:p>
          </table:table-cell>
          <table:table-cell office:value-type="float" office:value="116897" table:style-name="ce8">
            <text:p>116 897</text:p>
          </table:table-cell>
          <table:table-cell office:value-type="float" office:value="23969" table:style-name="ce8">
            <text:p>23 969</text:p>
          </table:table-cell>
          <table:table-cell office:value-type="float" office:value="93517" table:style-name="ce8">
            <text:p>93 517</text:p>
          </table:table-cell>
          <table:table-cell office:value-type="float" office:value="30731" table:style-name="ce8">
            <text:p>30 731</text:p>
          </table:table-cell>
          <table:table-cell office:value-type="float" office:value="12687" table:style-name="ce8">
            <text:p>12 687</text:p>
          </table:table-cell>
          <table:table-cell office:value-type="float" office:value="3200" table:style-name="ce8">
            <text:p>3 200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attelzugfahrzeuge</text:p>
          </table:table-cell>
          <table:table-cell office:value-type="float" office:value="20081" table:style-name="ce8">
            <text:p>20 081</text:p>
          </table:table-cell>
          <table:table-cell office:value-type="float" office:value="1109" table:style-name="ce8">
            <text:p>1 109</text:p>
          </table:table-cell>
          <table:table-cell office:value-type="float" office:value="1145" table:style-name="ce8">
            <text:p>1 145</text:p>
          </table:table-cell>
          <table:table-cell office:value-type="float" office:value="4279" table:style-name="ce8">
            <text:p>4 279</text:p>
          </table:table-cell>
          <table:table-cell office:value-type="float" office:value="5010" table:style-name="ce8">
            <text:p>5 010</text:p>
          </table:table-cell>
          <table:table-cell office:value-type="float" office:value="1431" table:style-name="ce8">
            <text:p>1 431</text:p>
          </table:table-cell>
          <table:table-cell office:value-type="float" office:value="3066" table:style-name="ce8">
            <text:p>3 066</text:p>
          </table:table-cell>
          <table:table-cell office:value-type="float" office:value="1883" table:style-name="ce8">
            <text:p>1 883</text:p>
          </table:table-cell>
          <table:table-cell office:value-type="float" office:value="1207" table:style-name="ce8">
            <text:p>1 207</text:p>
          </table:table-cell>
          <table:table-cell office:value-type="float" office:value="951" table:style-name="ce8">
            <text:p>951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Motor- und Transportkarren</text:p>
          </table:table-cell>
          <table:table-cell office:value-type="float" office:value="12684" table:style-name="ce8">
            <text:p>12 684</text:p>
          </table:table-cell>
          <table:table-cell office:value-type="float" office:value="80" table:style-name="ce8">
            <text:p>80</text:p>
          </table:table-cell>
          <table:table-cell office:value-type="float" office:value="1271" table:style-name="ce8">
            <text:p>1 271</text:p>
          </table:table-cell>
          <table:table-cell office:value-type="float" office:value="920" table:style-name="ce8">
            <text:p>920</text:p>
          </table:table-cell>
          <table:table-cell office:value-type="float" office:value="807" table:style-name="ce8">
            <text:p>807</text:p>
          </table:table-cell>
          <table:table-cell office:value-type="float" office:value="1115" table:style-name="ce8">
            <text:p>1 115</text:p>
          </table:table-cell>
          <table:table-cell office:value-type="float" office:value="780" table:style-name="ce8">
            <text:p>780</text:p>
          </table:table-cell>
          <table:table-cell office:value-type="float" office:value="5564" table:style-name="ce8">
            <text:p>5 564</text:p>
          </table:table-cell>
          <table:table-cell office:value-type="float" office:value="1871" table:style-name="ce8">
            <text:p>1 871</text:p>
          </table:table-cell>
          <table:table-cell office:value-type="float" office:value="276" table:style-name="ce8">
            <text:p>276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elbstfahrende Arbeitsmaschinen</text:p>
          </table:table-cell>
          <table:table-cell office:value-type="float" office:value="37091" table:style-name="ce8">
            <text:p>37 091</text:p>
          </table:table-cell>
          <table:table-cell office:value-type="float" office:value="1118" table:style-name="ce8">
            <text:p>1 118</text:p>
          </table:table-cell>
          <table:table-cell office:value-type="float" office:value="2920" table:style-name="ce8">
            <text:p>2 920</text:p>
          </table:table-cell>
          <table:table-cell office:value-type="float" office:value="7567" table:style-name="ce8">
            <text:p>7 567</text:p>
          </table:table-cell>
          <table:table-cell office:value-type="float" office:value="8510" table:style-name="ce8">
            <text:p>8 510</text:p>
          </table:table-cell>
          <table:table-cell office:value-type="float" office:value="2936" table:style-name="ce8">
            <text:p>2 936</text:p>
          </table:table-cell>
          <table:table-cell office:value-type="float" office:value="5355" table:style-name="ce8">
            <text:p>5 355</text:p>
          </table:table-cell>
          <table:table-cell office:value-type="float" office:value="4953" table:style-name="ce8">
            <text:p>4 953</text:p>
          </table:table-cell>
          <table:table-cell office:value-type="float" office:value="1671" table:style-name="ce8">
            <text:p>1 671</text:p>
          </table:table-cell>
          <table:table-cell office:value-type="float" office:value="2061" table:style-name="ce8">
            <text:p>2 061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Erntemaschinen</text:p>
          </table:table-cell>
          <table:table-cell office:value-type="float" office:value="9134" table:style-name="ce8">
            <text:p>9 134</text:p>
          </table:table-cell>
          <table:table-cell office:value-type="float" office:value="543" table:style-name="ce8">
            <text:p>543</text:p>
          </table:table-cell>
          <table:table-cell office:value-type="float" office:value="239" table:style-name="ce8">
            <text:p>239</text:p>
          </table:table-cell>
          <table:table-cell office:value-type="float" office:value="5365" table:style-name="ce8">
            <text:p>5 365</text:p>
          </table:table-cell>
          <table:table-cell office:value-type="float" office:value="2347" table:style-name="ce8">
            <text:p>2 347</text:p>
          </table:table-cell>
          <table:table-cell office:value-type="float" office:value="49" table:style-name="ce8">
            <text:p>49</text:p>
          </table:table-cell>
          <table:table-cell office:value-type="float" office:value="497" table:style-name="ce8">
            <text:p>497</text:p>
          </table:table-cell>
          <table:table-cell office:value-type="float" office:value="49" table:style-name="ce8">
            <text:p>49</text:p>
          </table:table-cell>
          <table:table-cell office:value-type="float" office:value="26" table:style-name="ce8">
            <text:p>26</text:p>
          </table:table-cell>
          <table:table-cell office:value-type="float" office:value="19" table:style-name="ce8">
            <text:p>19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Wohnmobile</text:p>
          </table:table-cell>
          <table:table-cell office:value-type="float" office:value="48537" table:style-name="ce8">
            <text:p>48 537</text:p>
          </table:table-cell>
          <table:table-cell office:value-type="float" office:value="1184" table:style-name="ce8">
            <text:p>1 184</text:p>
          </table:table-cell>
          <table:table-cell office:value-type="float" office:value="3489" table:style-name="ce8">
            <text:p>3 489</text:p>
          </table:table-cell>
          <table:table-cell office:value-type="float" office:value="9655" table:style-name="ce8">
            <text:p>9 655</text:p>
          </table:table-cell>
          <table:table-cell office:value-type="float" office:value="10286" table:style-name="ce8">
            <text:p>10 286</text:p>
          </table:table-cell>
          <table:table-cell office:value-type="float" office:value="4029" table:style-name="ce8">
            <text:p>4 029</text:p>
          </table:table-cell>
          <table:table-cell office:value-type="float" office:value="8932" table:style-name="ce8">
            <text:p>8 932</text:p>
          </table:table-cell>
          <table:table-cell office:value-type="float" office:value="5446" table:style-name="ce8">
            <text:p>5 446</text:p>
          </table:table-cell>
          <table:table-cell office:value-type="float" office:value="2190" table:style-name="ce8">
            <text:p>2 190</text:p>
          </table:table-cell>
          <table:table-cell office:value-type="float" office:value="3326" table:style-name="ce8">
            <text:p>3 326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onstige Kraftfahrzeuge<text:s/></text:p>
          </table:table-cell>
          <table:table-cell office:value-type="float" office:value="22031" table:style-name="ce8">
            <text:p>22 031</text:p>
          </table:table-cell>
          <table:table-cell office:value-type="float" office:value="954" table:style-name="ce8">
            <text:p>954</text:p>
          </table:table-cell>
          <table:table-cell office:value-type="float" office:value="1726" table:style-name="ce8">
            <text:p>1 726</text:p>
          </table:table-cell>
          <table:table-cell office:value-type="float" office:value="5552" table:style-name="ce8">
            <text:p>5 552</text:p>
          </table:table-cell>
          <table:table-cell office:value-type="float" office:value="4404" table:style-name="ce8">
            <text:p>4 404</text:p>
          </table:table-cell>
          <table:table-cell office:value-type="float" office:value="1607" table:style-name="ce8">
            <text:p>1 607</text:p>
          </table:table-cell>
          <table:table-cell office:value-type="float" office:value="3198" table:style-name="ce8">
            <text:p>3 198</text:p>
          </table:table-cell>
          <table:table-cell office:value-type="float" office:value="2071" table:style-name="ce8">
            <text:p>2 071</text:p>
          </table:table-cell>
          <table:table-cell office:value-type="float" office:value="836" table:style-name="ce8">
            <text:p>836</text:p>
          </table:table-cell>
          <table:table-cell office:value-type="float" office:value="1683" table:style-name="ce8">
            <text:p>1 683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1">
            <text:p>Kraftfahrzeuge insgesamt</text:p>
          </table:table-cell>
          <table:table-cell office:value-type="float" office:value="7421102" table:style-name="ce11">
            <text:p>7 421 102</text:p>
          </table:table-cell>
          <table:table-cell office:value-type="float" office:value="308942" table:style-name="ce11">
            <text:p>308 942</text:p>
          </table:table-cell>
          <table:table-cell office:value-type="float" office:value="539783" table:style-name="ce11">
            <text:p>539 783</text:p>
          </table:table-cell>
          <table:table-cell office:value-type="float" office:value="1657350" table:style-name="ce11">
            <text:p>1 657 350</text:p>
          </table:table-cell>
          <table:table-cell office:value-type="float" office:value="1428885" table:style-name="ce11">
            <text:p>1 428 885</text:p>
          </table:table-cell>
          <table:table-cell office:value-type="float" office:value="460049" table:style-name="ce11">
            <text:p>460 049</text:p>
          </table:table-cell>
          <table:table-cell office:value-type="float" office:value="1159805" table:style-name="ce11">
            <text:p>1 159 805</text:p>
          </table:table-cell>
          <table:table-cell office:value-type="float" office:value="619593" table:style-name="ce11">
            <text:p>619 593</text:p>
          </table:table-cell>
          <table:table-cell office:value-type="float" office:value="316247" table:style-name="ce11">
            <text:p>316 247</text:p>
          </table:table-cell>
          <table:table-cell office:value-type="float" office:value="930448" table:style-name="ce11">
            <text:p>930 448</text:p>
          </table:table-cell>
          <table:table-cell table:number-columns-repeated="16373" table:style-name="ce9"/>
        </table:table-row>
        <table:table-row table:style-name="ro4">
          <table:table-cell office:value-type="string" table:number-columns-spanned="11" table:number-rows-spanned="1" table:style-name="ce19">
            <text:p>Q: STATISTIK AUSTRIA, Kfz-Bestand.</text:p>
            <text:p>1) Inklusive Leichtmotorräder. – 2) Krafträder mit einer Antriebsgeschwindigkeit von nicht mehr als 45 km/h; nicht mehr als 50 ccm und 4 kW. – 3) Motorräder nicht mehr als 50 ccm.<text:s/></text:p>
          </table:table-cell>
          <table:covered-table-cell table:number-columns-repeated="10"/>
          <table:table-cell table:number-columns-repeated="16373" table:style-name="ce12"/>
        </table:table-row>
        <table:table-row table:style-name="ro1">
          <table:table-cell office:value-type="string" table:style-name="ce2">
            <text:p>Vorläufiger Anhänger-Bestand nach Fahrzeugart und Bundesland am 31.01.2025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office:value-type="string" table:style-name="ce4">
            <text:p>Fahrzeugart</text:p>
          </table:table-cell>
          <table:table-cell office:value-type="string" table:style-name="ce5">
            <text:p>Österreich</text:p>
          </table:table-cell>
          <table:table-cell office:value-type="string" table:style-name="ce5">
            <text:p>Burgenland</text:p>
          </table:table-cell>
          <table:table-cell office:value-type="string" table:style-name="ce5">
            <text:p>Kärnten</text:p>
          </table:table-cell>
          <table:table-cell office:value-type="string" table:style-name="ce5">
            <text:p>Niederöster-</text:p>
            <text:p>reich</text:p>
          </table:table-cell>
          <table:table-cell office:value-type="string" table:style-name="ce5">
            <text:p>Oberöster-</text:p>
            <text:p>reich</text:p>
          </table:table-cell>
          <table:table-cell office:value-type="string" table:style-name="ce5">
            <text:p>Salzburg</text:p>
          </table:table-cell>
          <table:table-cell office:value-type="string" table:style-name="ce5">
            <text:p>Steiermark</text:p>
          </table:table-cell>
          <table:table-cell office:value-type="string" table:style-name="ce5">
            <text:p>Tirol</text:p>
          </table:table-cell>
          <table:table-cell office:value-type="string" table:style-name="ce5">
            <text:p>Vorarlberg</text:p>
          </table:table-cell>
          <table:table-cell office:value-type="string" table:style-name="ce5">
            <text:p>Wie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7">
            <text:p>Anhänger Kl. O und R</text:p>
          </table:table-cell>
          <table:table-cell office:value-type="float" office:value="863292" table:style-name="ce8">
            <text:p>863 292</text:p>
          </table:table-cell>
          <table:table-cell office:value-type="float" office:value="43465" table:style-name="ce8">
            <text:p>43 465</text:p>
          </table:table-cell>
          <table:table-cell office:value-type="float" office:value="67390" table:style-name="ce8">
            <text:p>67 390</text:p>
          </table:table-cell>
          <table:table-cell office:value-type="float" office:value="227768" table:style-name="ce8">
            <text:p>227 768</text:p>
          </table:table-cell>
          <table:table-cell office:value-type="float" office:value="187088" table:style-name="ce8">
            <text:p>187 088</text:p>
          </table:table-cell>
          <table:table-cell office:value-type="float" office:value="50441" table:style-name="ce8">
            <text:p>50 441</text:p>
          </table:table-cell>
          <table:table-cell office:value-type="float" office:value="142946" table:style-name="ce8">
            <text:p>142 946</text:p>
          </table:table-cell>
          <table:table-cell office:value-type="float" office:value="70902" table:style-name="ce8">
            <text:p>70 902</text:p>
          </table:table-cell>
          <table:table-cell office:value-type="float" office:value="36028" table:style-name="ce8">
            <text:p>36 028</text:p>
          </table:table-cell>
          <table:table-cell office:value-type="float" office:value="37264" table:style-name="ce8">
            <text:p>37 264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Gezogene auswechselbare Geräte<text:span text:style-name="T3">1</text:span></text:p>
          </table:table-cell>
          <table:table-cell office:value-type="float" office:value="1348" table:style-name="ce8">
            <text:p>1 348</text:p>
          </table:table-cell>
          <table:table-cell office:value-type="float" office:value="43" table:style-name="ce8">
            <text:p>43</text:p>
          </table:table-cell>
          <table:table-cell office:value-type="float" office:value="54" table:style-name="ce8">
            <text:p>54</text:p>
          </table:table-cell>
          <table:table-cell office:value-type="float" office:value="326" table:style-name="ce8">
            <text:p>326</text:p>
          </table:table-cell>
          <table:table-cell office:value-type="float" office:value="546" table:style-name="ce8">
            <text:p>546</text:p>
          </table:table-cell>
          <table:table-cell office:value-type="float" office:value="83" table:style-name="ce8">
            <text:p>83</text:p>
          </table:table-cell>
          <table:table-cell office:value-type="float" office:value="145" table:style-name="ce8">
            <text:p>145</text:p>
          </table:table-cell>
          <table:table-cell office:value-type="float" office:value="110" table:style-name="ce8">
            <text:p>110</text:p>
          </table:table-cell>
          <table:table-cell office:value-type="float" office:value="23" table:style-name="ce8">
            <text:p>23</text:p>
          </table:table-cell>
          <table:table-cell office:value-type="float" office:value="18" table:style-name="ce8">
            <text:p>18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Wohnanhänger<text:s text:c="19"/></text:p>
          </table:table-cell>
          <table:table-cell office:value-type="float" office:value="42753" table:style-name="ce8">
            <text:p>42 753</text:p>
          </table:table-cell>
          <table:table-cell office:value-type="float" office:value="1282" table:style-name="ce8">
            <text:p>1 282</text:p>
          </table:table-cell>
          <table:table-cell office:value-type="float" office:value="2386" table:style-name="ce8">
            <text:p>2 386</text:p>
          </table:table-cell>
          <table:table-cell office:value-type="float" office:value="10709" table:style-name="ce8">
            <text:p>10 709</text:p>
          </table:table-cell>
          <table:table-cell office:value-type="float" office:value="9224" table:style-name="ce8">
            <text:p>9 224</text:p>
          </table:table-cell>
          <table:table-cell office:value-type="float" office:value="2596" table:style-name="ce8">
            <text:p>2 596</text:p>
          </table:table-cell>
          <table:table-cell office:value-type="float" office:value="7728" table:style-name="ce8">
            <text:p>7 728</text:p>
          </table:table-cell>
          <table:table-cell office:value-type="float" office:value="4055" table:style-name="ce8">
            <text:p>4 055</text:p>
          </table:table-cell>
          <table:table-cell office:value-type="float" office:value="1832" table:style-name="ce8">
            <text:p>1 832</text:p>
          </table:table-cell>
          <table:table-cell office:value-type="float" office:value="2941" table:style-name="ce8">
            <text:p>2 941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Anhänger-Arbeitsmaschinen</text:p>
          </table:table-cell>
          <table:table-cell office:value-type="float" office:value="11517" table:style-name="ce8">
            <text:p>11 517</text:p>
          </table:table-cell>
          <table:table-cell office:value-type="float" office:value="363" table:style-name="ce8">
            <text:p>363</text:p>
          </table:table-cell>
          <table:table-cell office:value-type="float" office:value="807" table:style-name="ce8">
            <text:p>807</text:p>
          </table:table-cell>
          <table:table-cell office:value-type="float" office:value="2738" table:style-name="ce8">
            <text:p>2 738</text:p>
          </table:table-cell>
          <table:table-cell office:value-type="float" office:value="2344" table:style-name="ce8">
            <text:p>2 344</text:p>
          </table:table-cell>
          <table:table-cell office:value-type="float" office:value="837" table:style-name="ce8">
            <text:p>837</text:p>
          </table:table-cell>
          <table:table-cell office:value-type="float" office:value="1745" table:style-name="ce8">
            <text:p>1 745</text:p>
          </table:table-cell>
          <table:table-cell office:value-type="float" office:value="1107" table:style-name="ce8">
            <text:p>1 107</text:p>
          </table:table-cell>
          <table:table-cell office:value-type="float" office:value="381" table:style-name="ce8">
            <text:p>381</text:p>
          </table:table-cell>
          <table:table-cell office:value-type="float" office:value="1195" table:style-name="ce8">
            <text:p>1 195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onderanhänger</text:p>
          </table:table-cell>
          <table:table-cell office:value-type="float" office:value="2001" table:style-name="ce8">
            <text:p>2 001</text:p>
          </table:table-cell>
          <table:table-cell office:value-type="float" office:value="107" table:style-name="ce8">
            <text:p>107</text:p>
          </table:table-cell>
          <table:table-cell office:value-type="float" office:value="83" table:style-name="ce8">
            <text:p>83</text:p>
          </table:table-cell>
          <table:table-cell office:value-type="float" office:value="721" table:style-name="ce8">
            <text:p>721</text:p>
          </table:table-cell>
          <table:table-cell office:value-type="float" office:value="383" table:style-name="ce8">
            <text:p>383</text:p>
          </table:table-cell>
          <table:table-cell office:value-type="float" office:value="141" table:style-name="ce8">
            <text:p>141</text:p>
          </table:table-cell>
          <table:table-cell office:value-type="float" office:value="214" table:style-name="ce8">
            <text:p>214</text:p>
          </table:table-cell>
          <table:table-cell office:value-type="float" office:value="133" table:style-name="ce8">
            <text:p>133</text:p>
          </table:table-cell>
          <table:table-cell office:value-type="float" office:value="57" table:style-name="ce8">
            <text:p>57</text:p>
          </table:table-cell>
          <table:table-cell office:value-type="float" office:value="162" table:style-name="ce8">
            <text:p>16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3">
            <text:p>Anhänger insgesamt</text:p>
          </table:table-cell>
          <table:table-cell office:value-type="float" office:value="920911" table:style-name="ce14">
            <text:p>920 911</text:p>
          </table:table-cell>
          <table:table-cell office:value-type="float" office:value="45260" table:style-name="ce14">
            <text:p>45 260</text:p>
          </table:table-cell>
          <table:table-cell office:value-type="float" office:value="70720" table:style-name="ce14">
            <text:p>70 720</text:p>
          </table:table-cell>
          <table:table-cell office:value-type="float" office:value="242262" table:style-name="ce14">
            <text:p>242 262</text:p>
          </table:table-cell>
          <table:table-cell office:value-type="float" office:value="199585" table:style-name="ce14">
            <text:p>199 585</text:p>
          </table:table-cell>
          <table:table-cell office:value-type="float" office:value="54098" table:style-name="ce14">
            <text:p>54 098</text:p>
          </table:table-cell>
          <table:table-cell office:value-type="float" office:value="152778" table:style-name="ce14">
            <text:p>152 778</text:p>
          </table:table-cell>
          <table:table-cell office:value-type="float" office:value="76307" table:style-name="ce14">
            <text:p>76 307</text:p>
          </table:table-cell>
          <table:table-cell office:value-type="float" office:value="38321" table:style-name="ce14">
            <text:p>38 321</text:p>
          </table:table-cell>
          <table:table-cell office:value-type="float" office:value="41580" table:style-name="ce14">
            <text:p>41 580</text:p>
          </table:table-cell>
          <table:table-cell table:number-columns-repeated="16373" table:style-name="ce9"/>
        </table:table-row>
        <table:table-row table:style-name="ro5">
          <table:table-cell office:value-type="string" table:style-name="ce15">
            <text:p>Q: STATISTIK AUSTRIA, Kfz-Bestand.</text:p>
            <text:p>1) In der Land- und/oder Forstwirtschaft.</text:p>
          </table:table-cell>
          <table:table-cell table:number-columns-repeated="2" table:style-name="ce16"/>
          <table:table-cell table:number-columns-repeated="8" table:style-name="ce17"/>
          <table:table-cell table:number-columns-repeated="16373" table:style-name="ce12"/>
        </table:table-row>
        <table:table-row table:style-name="ro3">
          <table:table-cell table:number-columns-repeated="16384" table:style-name="ce9"/>
        </table:table-row>
        <table:table-row table:number-rows-repeated="1048543" table:style-name="ro6">
          <table:table-cell table:number-columns-repeated="16384"/>
        </table:table-row>
      </table:table>
      <table:table table:name="Pkw_nach_Kraftstoff" table:style-name="ta1">
        <table:table-column table:style-name="co4" table:default-cell-style-name="ce9"/>
        <table:table-column table:style-name="co5" table:number-columns-repeated="2" table:default-cell-style-name="ce9"/>
        <table:table-column table:style-name="co5" table:default-cell-style-name="ce22"/>
        <table:table-column table:style-name="co5" table:number-columns-repeated="7" table:default-cell-style-name="ce9"/>
        <table:table-column table:style-name="co3" table:number-columns-repeated="16373" table:default-cell-style-name="ce9"/>
        <table:table-row table:style-name="ro1">
          <table:table-cell office:value-type="string" table:style-name="ce2">
            <text:p>Vorläufiger Pkw-Bestand nach Kraftstoffart bzw. Energiequelle und Bundesland am 31.01.2025</text:p>
          </table:table-cell>
          <table:table-cell table:number-columns-repeated="2" table:style-name="ce2"/>
          <table:table-cell table:style-name="ce20"/>
          <table:table-cell table:number-columns-repeated="16380" table:style-name="ce3"/>
        </table:table-row>
        <table:table-row table:style-name="ro2">
          <table:table-cell office:value-type="string" table:style-name="ce21">
            <text:p>Kraftstoffart bzw. Energiequelle</text:p>
          </table:table-cell>
          <table:table-cell office:value-type="string" table:style-name="ce5">
            <text:p>Österreich</text:p>
          </table:table-cell>
          <table:table-cell office:value-type="string" table:style-name="ce5">
            <text:p>Burgenland</text:p>
          </table:table-cell>
          <table:table-cell office:value-type="string" table:style-name="ce5">
            <text:p>Kärnten</text:p>
          </table:table-cell>
          <table:table-cell office:value-type="string" table:style-name="ce5">
            <text:p>Niederöster-</text:p>
            <text:p>reich</text:p>
          </table:table-cell>
          <table:table-cell office:value-type="string" table:style-name="ce5">
            <text:p>Oberöster-</text:p>
            <text:p>reich</text:p>
          </table:table-cell>
          <table:table-cell office:value-type="string" table:style-name="ce5">
            <text:p>Salzburg</text:p>
          </table:table-cell>
          <table:table-cell office:value-type="string" table:style-name="ce5">
            <text:p>Steiermark</text:p>
          </table:table-cell>
          <table:table-cell office:value-type="string" table:style-name="ce5">
            <text:p>Tirol</text:p>
          </table:table-cell>
          <table:table-cell office:value-type="string" table:style-name="ce5">
            <text:p>Vorarlberg</text:p>
          </table:table-cell>
          <table:table-cell office:value-type="string" table:style-name="ce5">
            <text:p>Wien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Benzin inkl. Flex-Fuel</text:p>
          </table:table-cell>
          <table:table-cell office:value-type="float" office:value="2184759" table:style-name="ce23">
            <text:p>2 184 759</text:p>
          </table:table-cell>
          <table:table-cell office:value-type="float" office:value="87884" table:style-name="ce24">
            <text:p>87 884</text:p>
          </table:table-cell>
          <table:table-cell office:value-type="float" office:value="155664" table:style-name="ce24">
            <text:p>155 664</text:p>
          </table:table-cell>
          <table:table-cell office:value-type="float" office:value="499684" table:style-name="ce24">
            <text:p>499 684</text:p>
          </table:table-cell>
          <table:table-cell office:value-type="float" office:value="394600" table:style-name="ce24">
            <text:p>394 600</text:p>
          </table:table-cell>
          <table:table-cell office:value-type="float" office:value="134261" table:style-name="ce24">
            <text:p>134 261</text:p>
          </table:table-cell>
          <table:table-cell office:value-type="float" office:value="330552" table:style-name="ce24">
            <text:p>330 552</text:p>
          </table:table-cell>
          <table:table-cell office:value-type="float" office:value="172093" table:style-name="ce24">
            <text:p>172 093</text:p>
          </table:table-cell>
          <table:table-cell office:value-type="float" office:value="100266" table:style-name="ce24">
            <text:p>100 266</text:p>
          </table:table-cell>
          <table:table-cell office:value-type="float" office:value="309755" table:style-name="ce24">
            <text:p>309 755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darunter Benzin Flex-Fuel</text:p>
          </table:table-cell>
          <table:table-cell office:value-type="float" office:value="3404" table:style-name="ce23">
            <text:p>3 404</text:p>
          </table:table-cell>
          <table:table-cell office:value-type="float" office:value="159" table:style-name="ce24">
            <text:p>159</text:p>
          </table:table-cell>
          <table:table-cell office:value-type="float" office:value="178" table:style-name="ce24">
            <text:p>178</text:p>
          </table:table-cell>
          <table:table-cell office:value-type="float" office:value="876" table:style-name="ce24">
            <text:p>876</text:p>
          </table:table-cell>
          <table:table-cell office:value-type="float" office:value="676" table:style-name="ce24">
            <text:p>676</text:p>
          </table:table-cell>
          <table:table-cell office:value-type="float" office:value="163" table:style-name="ce24">
            <text:p>163</text:p>
          </table:table-cell>
          <table:table-cell office:value-type="float" office:value="542" table:style-name="ce24">
            <text:p>542</text:p>
          </table:table-cell>
          <table:table-cell office:value-type="float" office:value="153" table:style-name="ce24">
            <text:p>153</text:p>
          </table:table-cell>
          <table:table-cell office:value-type="float" office:value="78" table:style-name="ce24">
            <text:p>78</text:p>
          </table:table-cell>
          <table:table-cell office:value-type="float" office:value="579" table:style-name="ce24">
            <text:p>579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Diesel</text:p>
          </table:table-cell>
          <table:table-cell office:value-type="float" office:value="2501412" table:style-name="ce23">
            <text:p>2 501 412</text:p>
          </table:table-cell>
          <table:table-cell office:value-type="float" office:value="104299" table:style-name="ce24">
            <text:p>104 299</text:p>
          </table:table-cell>
          <table:table-cell office:value-type="float" office:value="190165" table:style-name="ce24">
            <text:p>190 165</text:p>
          </table:table-cell>
          <table:table-cell office:value-type="float" office:value="538715" table:style-name="ce24">
            <text:p>538 715</text:p>
          </table:table-cell>
          <table:table-cell office:value-type="float" office:value="499146" table:style-name="ce24">
            <text:p>499 146</text:p>
          </table:table-cell>
          <table:table-cell office:value-type="float" office:value="153043" table:style-name="ce24">
            <text:p>153 043</text:p>
          </table:table-cell>
          <table:table-cell office:value-type="float" office:value="393424" table:style-name="ce24">
            <text:p>393 424</text:p>
          </table:table-cell>
          <table:table-cell office:value-type="float" office:value="204901" table:style-name="ce24">
            <text:p>204 901</text:p>
          </table:table-cell>
          <table:table-cell office:value-type="float" office:value="95936" table:style-name="ce24">
            <text:p>95 936</text:p>
          </table:table-cell>
          <table:table-cell office:value-type="float" office:value="321783" table:style-name="ce24">
            <text:p>321 783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Elektro</text:p>
          </table:table-cell>
          <table:table-cell office:value-type="float" office:value="204308" table:style-name="ce23">
            <text:p>204 308</text:p>
          </table:table-cell>
          <table:table-cell office:value-type="float" office:value="6473" table:style-name="ce24">
            <text:p>6 473</text:p>
          </table:table-cell>
          <table:table-cell office:value-type="float" office:value="10234" table:style-name="ce24">
            <text:p>10 234</text:p>
          </table:table-cell>
          <table:table-cell office:value-type="float" office:value="40438" table:style-name="ce24">
            <text:p>40 438</text:p>
          </table:table-cell>
          <table:table-cell office:value-type="float" office:value="40135" table:style-name="ce24">
            <text:p>40 135</text:p>
          </table:table-cell>
          <table:table-cell office:value-type="float" office:value="15632" table:style-name="ce24">
            <text:p>15 632</text:p>
          </table:table-cell>
          <table:table-cell office:value-type="float" office:value="25484" table:style-name="ce24">
            <text:p>25 484</text:p>
          </table:table-cell>
          <table:table-cell office:value-type="float" office:value="18265" table:style-name="ce24">
            <text:p>18 265</text:p>
          </table:table-cell>
          <table:table-cell office:value-type="float" office:value="11038" table:style-name="ce24">
            <text:p>11 038</text:p>
          </table:table-cell>
          <table:table-cell office:value-type="float" office:value="36609" table:style-name="ce24">
            <text:p>36 609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Flüssiggas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Erdgas</text:p>
          </table:table-cell>
          <table:table-cell office:value-type="float" office:value="2155" table:style-name="ce23">
            <text:p>2 155</text:p>
          </table:table-cell>
          <table:table-cell office:value-type="float" office:value="47" table:style-name="ce24">
            <text:p>47</text:p>
          </table:table-cell>
          <table:table-cell office:value-type="float" office:value="68" table:style-name="ce24">
            <text:p>68</text:p>
          </table:table-cell>
          <table:table-cell office:value-type="float" office:value="221" table:style-name="ce24">
            <text:p>221</text:p>
          </table:table-cell>
          <table:table-cell office:value-type="float" office:value="420" table:style-name="ce24">
            <text:p>420</text:p>
          </table:table-cell>
          <table:table-cell office:value-type="float" office:value="184" table:style-name="ce24">
            <text:p>184</text:p>
          </table:table-cell>
          <table:table-cell office:value-type="float" office:value="201" table:style-name="ce24">
            <text:p>201</text:p>
          </table:table-cell>
          <table:table-cell office:value-type="float" office:value="578" table:style-name="ce24">
            <text:p>578</text:p>
          </table:table-cell>
          <table:table-cell office:value-type="float" office:value="146" table:style-name="ce24">
            <text:p>146</text:p>
          </table:table-cell>
          <table:table-cell office:value-type="float" office:value="290" table:style-name="ce24">
            <text:p>290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Benzin/Flüssiggas (bivalent)</text:p>
          </table:table-cell>
          <table:table-cell office:value-type="float" office:value="300" table:style-name="ce23">
            <text:p>300</text:p>
          </table:table-cell>
          <table:table-cell office:value-type="float" office:value="7" table:style-name="ce24">
            <text:p>7</text:p>
          </table:table-cell>
          <table:table-cell office:value-type="float" office:value="21" table:style-name="ce24">
            <text:p>21</text:p>
          </table:table-cell>
          <table:table-cell office:value-type="float" office:value="46" table:style-name="ce24">
            <text:p>46</text:p>
          </table:table-cell>
          <table:table-cell office:value-type="float" office:value="48" table:style-name="ce24">
            <text:p>48</text:p>
          </table:table-cell>
          <table:table-cell office:value-type="float" office:value="22" table:style-name="ce24">
            <text:p>22</text:p>
          </table:table-cell>
          <table:table-cell office:value-type="float" office:value="40" table:style-name="ce24">
            <text:p>40</text:p>
          </table:table-cell>
          <table:table-cell office:value-type="float" office:value="53" table:style-name="ce24">
            <text:p>53</text:p>
          </table:table-cell>
          <table:table-cell office:value-type="float" office:value="24" table:style-name="ce24">
            <text:p>24</text:p>
          </table:table-cell>
          <table:table-cell office:value-type="float" office:value="39" table:style-name="ce24">
            <text:p>39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Benzin/Erdgas (bivalent)</text:p>
          </table:table-cell>
          <table:table-cell office:value-type="float" office:value="2205" table:style-name="ce23">
            <text:p>2 205</text:p>
          </table:table-cell>
          <table:table-cell office:value-type="float" office:value="50" table:style-name="ce24">
            <text:p>50</text:p>
          </table:table-cell>
          <table:table-cell office:value-type="float" office:value="49" table:style-name="ce24">
            <text:p>49</text:p>
          </table:table-cell>
          <table:table-cell office:value-type="float" office:value="217" table:style-name="ce24">
            <text:p>217</text:p>
          </table:table-cell>
          <table:table-cell office:value-type="float" office:value="361" table:style-name="ce24">
            <text:p>361</text:p>
          </table:table-cell>
          <table:table-cell office:value-type="float" office:value="146" table:style-name="ce24">
            <text:p>146</text:p>
          </table:table-cell>
          <table:table-cell office:value-type="float" office:value="133" table:style-name="ce24">
            <text:p>133</text:p>
          </table:table-cell>
          <table:table-cell office:value-type="float" office:value="898" table:style-name="ce24">
            <text:p>898</text:p>
          </table:table-cell>
          <table:table-cell office:value-type="float" office:value="127" table:style-name="ce24">
            <text:p>127</text:p>
          </table:table-cell>
          <table:table-cell office:value-type="float" office:value="224" table:style-name="ce24">
            <text:p>224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Benzin/Elektro (hybrid)</text:p>
          </table:table-cell>
          <table:table-cell office:value-type="float" office:value="262992" table:style-name="ce23">
            <text:p>262 992</text:p>
          </table:table-cell>
          <table:table-cell office:value-type="float" office:value="8018" table:style-name="ce24">
            <text:p>8 018</text:p>
          </table:table-cell>
          <table:table-cell office:value-type="float" office:value="15760" table:style-name="ce24">
            <text:p>15 760</text:p>
          </table:table-cell>
          <table:table-cell office:value-type="float" office:value="53103" table:style-name="ce24">
            <text:p>53 103</text:p>
          </table:table-cell>
          <table:table-cell office:value-type="float" office:value="42321" table:style-name="ce24">
            <text:p>42 321</text:p>
          </table:table-cell>
          <table:table-cell office:value-type="float" office:value="18429" table:style-name="ce24">
            <text:p>18 429</text:p>
          </table:table-cell>
          <table:table-cell office:value-type="float" office:value="35251" table:style-name="ce24">
            <text:p>35 251</text:p>
          </table:table-cell>
          <table:table-cell office:value-type="float" office:value="25541" table:style-name="ce24">
            <text:p>25 541</text:p>
          </table:table-cell>
          <table:table-cell office:value-type="float" office:value="13246" table:style-name="ce24">
            <text:p>13 246</text:p>
          </table:table-cell>
          <table:table-cell office:value-type="float" office:value="51323" table:style-name="ce24">
            <text:p>51 323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Diesel/Elektro (hybrid)</text:p>
          </table:table-cell>
          <table:table-cell office:value-type="float" office:value="73731" table:style-name="ce23">
            <text:p>73 731</text:p>
          </table:table-cell>
          <table:table-cell office:value-type="float" office:value="2304" table:style-name="ce24">
            <text:p>2 304</text:p>
          </table:table-cell>
          <table:table-cell office:value-type="float" office:value="4853" table:style-name="ce24">
            <text:p>4 853</text:p>
          </table:table-cell>
          <table:table-cell office:value-type="float" office:value="12704" table:style-name="ce24">
            <text:p>12 704</text:p>
          </table:table-cell>
          <table:table-cell office:value-type="float" office:value="13157" table:style-name="ce24">
            <text:p>13 157</text:p>
          </table:table-cell>
          <table:table-cell office:value-type="float" office:value="6412" table:style-name="ce24">
            <text:p>6 412</text:p>
          </table:table-cell>
          <table:table-cell office:value-type="float" office:value="10772" table:style-name="ce24">
            <text:p>10 772</text:p>
          </table:table-cell>
          <table:table-cell office:value-type="float" office:value="6289" table:style-name="ce24">
            <text:p>6 289</text:p>
          </table:table-cell>
          <table:table-cell office:value-type="float" office:value="2797" table:style-name="ce24">
            <text:p>2 797</text:p>
          </table:table-cell>
          <table:table-cell office:value-type="float" office:value="14443" table:style-name="ce24">
            <text:p>14 443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Wasserstoff (Brennstoffzelle)</text:p>
          </table:table-cell>
          <table:table-cell office:value-type="float" office:value="61" table:style-name="ce23">
            <text:p>6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office:value-type="float" office:value="12" table:style-name="ce24">
            <text:p>12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-</text:p>
          </table:table-cell>
          <table:table-cell office:value-type="float" office:value="16" table:style-name="ce24">
            <text:p>16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4">
            <text:p>1</text:p>
          </table:table-cell>
          <table:table-cell office:value-type="float" office:value="16" table:style-name="ce24">
            <text:p>16</text:p>
          </table:table-cell>
          <table:table-cell table:number-columns-repeated="16373"/>
        </table:table-row>
        <table:table-row table:style-name="ro3">
          <table:table-cell office:value-type="string" table:style-name="ce26">
            <text:p>Pkw insgesamt</text:p>
          </table:table-cell>
          <table:table-cell office:value-type="float" office:value="5231925" table:style-name="ce27">
            <text:p>5 231 925</text:p>
          </table:table-cell>
          <table:table-cell office:value-type="float" office:value="209242" table:style-name="ce27">
            <text:p>209 242</text:p>
          </table:table-cell>
          <table:table-cell office:value-type="float" office:value="376992" table:style-name="ce28">
            <text:p>376 992</text:p>
          </table:table-cell>
          <table:table-cell office:value-type="float" office:value="1146016" table:style-name="ce28">
            <text:p>1 146 016</text:p>
          </table:table-cell>
          <table:table-cell office:value-type="float" office:value="990872" table:style-name="ce28">
            <text:p>990 872</text:p>
          </table:table-cell>
          <table:table-cell office:value-type="float" office:value="328292" table:style-name="ce28">
            <text:p>328 292</text:p>
          </table:table-cell>
          <table:table-cell office:value-type="float" office:value="796415" table:style-name="ce28">
            <text:p>796 415</text:p>
          </table:table-cell>
          <table:table-cell office:value-type="float" office:value="428780" table:style-name="ce28">
            <text:p>428 780</text:p>
          </table:table-cell>
          <table:table-cell office:value-type="float" office:value="223659" table:style-name="ce28">
            <text:p>223 659</text:p>
          </table:table-cell>
          <table:table-cell office:value-type="float" office:value="735061" table:style-name="ce28">
            <text:p>735 061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Q: STATISTIK AUSTRIA, Kfz-Statistik.</text:p>
          </table:table-cell>
          <table:table-cell table:number-columns-repeated="2" table:style-name="ce29"/>
          <table:table-cell table:style-name="ce30"/>
          <table:table-cell table:number-columns-repeated="7" table:style-name="ce31"/>
          <table:table-cell table:number-columns-repeated="16373" table:style-name="ce12"/>
        </table:table-row>
        <table:table-row table:number-rows-repeated="3" table:style-name="ro3">
          <table:table-cell table:number-columns-repeated="3" table:style-name="ce9"/>
          <table:table-cell table:style-name="ce22"/>
          <table:table-cell table:number-columns-repeated="16380" table:style-name="ce1"/>
        </table:table-row>
        <table:table-row table:number-rows-repeated="4" table:style-name="ro3">
          <table:table-cell table:number-columns-repeated="3" table:style-name="ce9"/>
          <table:table-cell table:style-name="ce22"/>
          <table:table-cell table:number-columns-repeated="2" table:style-name="ce9"/>
          <table:table-cell table:number-columns-repeated="16378" table:style-name="ce1"/>
        </table:table-row>
        <table:table-row table:number-rows-repeated="1048554" table:style-name="ro7">
          <table:table-cell table:number-columns-repeated="16384"/>
        </table:table-row>
      </table:table>
      <table:table table:name="Pkw_nach_Marke" table:style-name="ta2">
        <table:table-column table:style-name="co6" table:default-cell-style-name="ce9"/>
        <table:table-column table:style-name="co7" table:number-columns-repeated="2" table:default-cell-style-name="ce9"/>
        <table:table-column table:style-name="co5" table:default-cell-style-name="ce22"/>
        <table:table-column table:style-name="co5" table:number-columns-repeated="7" table:default-cell-style-name="ce9"/>
        <table:table-column table:style-name="co3" table:number-columns-repeated="16373" table:default-cell-style-name="ce9"/>
        <table:table-row table:style-name="ro1">
          <table:table-cell office:value-type="string" table:number-columns-spanned="3" table:number-rows-spanned="1" table:style-name="ce39">
            <text:p>Vorläufiger Pkw-Bestand nach Marke am 31.01.2025<text:s/></text:p>
          </table:table-cell>
          <table:covered-table-cell table:number-columns-repeated="2"/>
          <table:table-cell table:style-name="ce20"/>
          <table:table-cell table:number-columns-repeated="16380" table:style-name="ce3"/>
        </table:table-row>
        <table:table-row table:style-name="ro2">
          <table:table-cell office:value-type="string" table:style-name="ce21">
            <text:p>Marke</text:p>
          </table:table-cell>
          <table:table-cell office:value-type="string" table:style-name="ce5">
            <text:p>Jänner 2025</text:p>
          </table:table-cell>
          <table:table-cell office:value-type="string" table:style-name="ce32">
            <text:p>Anteil in %</text:p>
          </table:table-cell>
          <table:table-cell table:style-name="ce33"/>
          <table:table-cell table:number-columns-repeated="16380" table:style-name="ce9"/>
        </table:table-row>
        <table:table-row table:style-name="ro3">
          <table:table-cell office:value-type="string" table:style-name="ce34">
            <text:p>Achleitner</text:p>
          </table:table-cell>
          <table:table-cell office:value-type="float" office:value="2" table:style-name="ce23">
            <text:p>2</text:p>
          </table:table-cell>
          <table:table-cell office:value-type="float" office:value="3.8226847670790388E-5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16378" table:style-name="ce9"/>
        </table:table-row>
        <table:table-row table:style-name="ro3">
          <table:table-cell office:value-type="string" table:style-name="ce34">
            <text:p>Adler</text:p>
          </table:table-cell>
          <table:table-cell office:value-type="float" office:value="22" table:style-name="ce23">
            <text:p>22</text:p>
          </table:table-cell>
          <table:table-cell office:value-type="float" office:value="4.2049532437869427E-4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16378" table:style-name="ce9"/>
        </table:table-row>
        <table:table-row table:style-name="ro3">
          <table:table-cell office:value-type="string" table:style-name="ce34">
            <text:p>Aero</text:p>
          </table:table-cell>
          <table:table-cell office:value-type="float" office:value="24" table:style-name="ce23">
            <text:p>24</text:p>
          </table:table-cell>
          <table:table-cell office:value-type="float" office:value="4.5872217204948463E-4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6" table:style-name="ce9"/>
          <table:table-cell table:number-columns-repeated="16372" table:style-name="ce1"/>
        </table:table-row>
        <table:table-row table:style-name="ro3">
          <table:table-cell office:value-type="string" table:style-name="ce34">
            <text:p>Aiways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6" table:style-name="ce9"/>
          <table:table-cell table:number-columns-repeated="16372" table:style-name="ce1"/>
        </table:table-row>
        <table:table-row table:style-name="ro3">
          <table:table-cell office:value-type="string" table:style-name="ce34">
            <text:p>Alfa-Romeo</text:p>
          </table:table-cell>
          <table:table-cell office:value-type="float" office:value="28430" table:style-name="ce23">
            <text:p>28 430</text:p>
          </table:table-cell>
          <table:table-cell office:value-type="float" office:value="0.54339463964028534" table:style-name="ce35">
            <text:p>0,5</text:p>
          </table:table-cell>
          <table:table-cell table:style-name="ce33"/>
          <table:table-cell table:number-columns-repeated="2" table:style-name="ce1"/>
          <table:table-cell table:number-columns-repeated="6" table:style-name="ce9"/>
          <table:table-cell table:number-columns-repeated="16372" table:style-name="ce1"/>
        </table:table-row>
        <table:table-row table:style-name="ro3">
          <table:table-cell office:value-type="string" table:style-name="ce34">
            <text:p>Allard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lpine</text:p>
          </table:table-cell>
          <table:table-cell office:value-type="float" office:value="283" table:style-name="ce23">
            <text:p>283</text:p>
          </table:table-cell>
          <table:table-cell office:value-type="float" office:value="5.4090989454168396E-3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MC</text:p>
          </table:table-cell>
          <table:table-cell office:value-type="float" office:value="51" table:style-name="ce23">
            <text:p>51</text:p>
          </table:table-cell>
          <table:table-cell office:value-type="float" office:value="9.7478461560515488E-4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riel</text:p>
          </table:table-cell>
          <table:table-cell office:value-type="float" office:value="4" table:style-name="ce23">
            <text:p>4</text:p>
          </table:table-cell>
          <table:table-cell office:value-type="float" office:value="7.6453695341580777E-5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ston Martin</text:p>
          </table:table-cell>
          <table:table-cell office:value-type="float" office:value="642" table:style-name="ce23">
            <text:p>642</text:p>
          </table:table-cell>
          <table:table-cell office:value-type="float" office:value="1.2270818102323715E-2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di</text:p>
          </table:table-cell>
          <table:table-cell office:value-type="float" office:value="395742" table:style-name="ce23">
            <text:p>395 742</text:p>
          </table:table-cell>
          <table:table-cell office:value-type="float" office:value="7.5639845754669652" table:style-name="ce35">
            <text:p>7,6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stin</text:p>
          </table:table-cell>
          <table:table-cell office:value-type="float" office:value="1410" table:style-name="ce23">
            <text:p>1 410</text:p>
          </table:table-cell>
          <table:table-cell office:value-type="float" office:value="2.6949927607907223E-2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to Dacia</text:p>
          </table:table-cell>
          <table:table-cell office:value-type="float" office:value="10" table:style-name="ce23">
            <text:p>10</text:p>
          </table:table-cell>
          <table:table-cell office:value-type="float" office:value="1.9113423835395195E-4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 DKW</text:p>
          </table:table-cell>
          <table:table-cell office:value-type="float" office:value="394" table:style-name="ce23">
            <text:p>394</text:p>
          </table:table-cell>
          <table:table-cell office:value-type="float" office:value="7.530688991145706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AWE</text:p>
          </table:table-cell>
          <table:table-cell office:value-type="float" office:value="17" table:style-name="ce23">
            <text:p>17</text:p>
          </table:table-cell>
          <table:table-cell office:value-type="float" office:value="3.2492820520171829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AWZ</text:p>
          </table:table-cell>
          <table:table-cell office:value-type="float" office:value="344" table:style-name="ce23">
            <text:p>344</text:p>
          </table:table-cell>
          <table:table-cell office:value-type="float" office:value="6.5750177993759464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aic</text:p>
          </table:table-cell>
          <table:table-cell office:value-type="float" office:value="19" table:style-name="ce23">
            <text:p>19</text:p>
          </table:table-cell>
          <table:table-cell office:value-type="float" office:value="3.631550528725086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edford</text:p>
          </table:table-cell>
          <table:table-cell office:value-type="float" office:value="16" table:style-name="ce23">
            <text:p>16</text:p>
          </table:table-cell>
          <table:table-cell office:value-type="float" office:value="3.0581478136632311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entley</text:p>
          </table:table-cell>
          <table:table-cell office:value-type="float" office:value="743" table:style-name="ce23">
            <text:p>743</text:p>
          </table:table-cell>
          <table:table-cell office:value-type="float" office:value="1.4201273909698629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ianchi</text:p>
          </table:table-cell>
          <table:table-cell office:value-type="float" office:value="120" table:style-name="ce23">
            <text:p>120</text:p>
          </table:table-cell>
          <table:table-cell office:value-type="float" office:value="2.2936108602474234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MW</text:p>
          </table:table-cell>
          <table:table-cell office:value-type="float" office:value="363485" table:style-name="ce23">
            <text:p>363 485</text:p>
          </table:table-cell>
          <table:table-cell office:value-type="float" office:value="6.9474428628086224" table:style-name="ce35">
            <text:p>6,9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MW-Isetta</text:p>
          </table:table-cell>
          <table:table-cell office:value-type="float" office:value="58" table:style-name="ce23">
            <text:p>58</text:p>
          </table:table-cell>
          <table:table-cell office:value-type="float" office:value="1.1085785824529212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orgward</text:p>
          </table:table-cell>
          <table:table-cell office:value-type="float" office:value="96" table:style-name="ce23">
            <text:p>96</text:p>
          </table:table-cell>
          <table:table-cell office:value-type="float" office:value="1.834888688197938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ritish Leyland</text:p>
          </table:table-cell>
          <table:table-cell office:value-type="float" office:value="895" table:style-name="ce23">
            <text:p>895</text:p>
          </table:table-cell>
          <table:table-cell office:value-type="float" office:value="1.7106514332678697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ugatti</text:p>
          </table:table-cell>
          <table:table-cell office:value-type="float" office:value="22" table:style-name="ce23">
            <text:p>22</text:p>
          </table:table-cell>
          <table:table-cell office:value-type="float" office:value="4.204953243786942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uick</text:p>
          </table:table-cell>
          <table:table-cell office:value-type="float" office:value="375" table:style-name="ce23">
            <text:p>375</text:p>
          </table:table-cell>
          <table:table-cell office:value-type="float" office:value="7.167533938273198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YD</text:p>
          </table:table-cell>
          <table:table-cell office:value-type="float" office:value="5321" table:style-name="ce23">
            <text:p>5 321</text:p>
          </table:table-cell>
          <table:table-cell office:value-type="float" office:value="0.10170252822813783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adillac</text:p>
          </table:table-cell>
          <table:table-cell office:value-type="float" office:value="1066" table:style-name="ce23">
            <text:p>1 066</text:p>
          </table:table-cell>
          <table:table-cell office:value-type="float" office:value="2.0374909808531277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aterham Cars</text:p>
          </table:table-cell>
          <table:table-cell office:value-type="float" office:value="131" table:style-name="ce23">
            <text:p>131</text:p>
          </table:table-cell>
          <table:table-cell office:value-type="float" office:value="2.5038585224367704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evrolet</text:p>
          </table:table-cell>
          <table:table-cell office:value-type="float" office:value="17966" table:style-name="ce23">
            <text:p>17 966</text:p>
          </table:table-cell>
          <table:table-cell office:value-type="float" office:value="0.34339177262671006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rysler-Sunbeam</text:p>
          </table:table-cell>
          <table:table-cell office:value-type="float" office:value="152" table:style-name="ce23">
            <text:p>152</text:p>
          </table:table-cell>
          <table:table-cell office:value-type="float" office:value="2.9052404229800693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rysler</text:p>
          </table:table-cell>
          <table:table-cell office:value-type="float" office:value="6439" table:style-name="ce23">
            <text:p>6 439</text:p>
          </table:table-cell>
          <table:table-cell office:value-type="float" office:value="0.12307133607610965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rysler-Simca</text:p>
          </table:table-cell>
          <table:table-cell office:value-type="float" office:value="191" table:style-name="ce23">
            <text:p>191</text:p>
          </table:table-cell>
          <table:table-cell office:value-type="float" office:value="3.650663952560482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itroen</text:p>
          </table:table-cell>
          <table:table-cell office:value-type="float" office:value="106628" table:style-name="ce23">
            <text:p>106 628</text:p>
          </table:table-cell>
          <table:table-cell office:value-type="float" office:value="2.0380261567205187" table:style-name="ce35">
            <text:p>2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ommer</text:p>
          </table:table-cell>
          <table:table-cell office:value-type="float" office:value="3" table:style-name="ce23">
            <text:p>3</text:p>
          </table:table-cell>
          <table:table-cell office:value-type="float" office:value="5.734027150618557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upra</text:p>
          </table:table-cell>
          <table:table-cell office:value-type="float" office:value="19934" table:style-name="ce23">
            <text:p>19 934</text:p>
          </table:table-cell>
          <table:table-cell office:value-type="float" office:value="0.38100699073476779" table:style-name="ce35">
            <text:p>0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cia</text:p>
          </table:table-cell>
          <table:table-cell office:value-type="float" office:value="105532" table:style-name="ce23">
            <text:p>105 532</text:p>
          </table:table-cell>
          <table:table-cell office:value-type="float" office:value="2.0170778441969257" table:style-name="ce35">
            <text:p>2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F</text:p>
          </table:table-cell>
          <table:table-cell office:value-type="float" office:value="39" table:style-name="ce23">
            <text:p>39</text:p>
          </table:table-cell>
          <table:table-cell office:value-type="float" office:value="7.454235295804125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ihatsu</text:p>
          </table:table-cell>
          <table:table-cell office:value-type="float" office:value="3645" table:style-name="ce23">
            <text:p>3 645</text:p>
          </table:table-cell>
          <table:table-cell office:value-type="float" office:value="6.9668429880015481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imler</text:p>
          </table:table-cell>
          <table:table-cell office:value-type="float" office:value="71" table:style-name="ce23">
            <text:p>71</text:p>
          </table:table-cell>
          <table:table-cell office:value-type="float" office:value="1.357053092313058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llara</text:p>
          </table:table-cell>
          <table:table-cell office:value-type="float" office:value="3" table:style-name="ce23">
            <text:p>3</text:p>
          </table:table-cell>
          <table:table-cell office:value-type="float" office:value="5.734027150618557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e Tomaso</text:p>
          </table:table-cell>
          <table:table-cell office:value-type="float" office:value="38" table:style-name="ce23">
            <text:p>38</text:p>
          </table:table-cell>
          <table:table-cell office:value-type="float" office:value="7.263101057450173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FSK</text:p>
          </table:table-cell>
          <table:table-cell office:value-type="float" office:value="34" table:style-name="ce23">
            <text:p>34</text:p>
          </table:table-cell>
          <table:table-cell office:value-type="float" office:value="6.498564104034365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odge</text:p>
          </table:table-cell>
          <table:table-cell office:value-type="float" office:value="1503" table:style-name="ce23">
            <text:p>1 503</text:p>
          </table:table-cell>
          <table:table-cell office:value-type="float" office:value="2.8727476024598977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onkervoort</text:p>
          </table:table-cell>
          <table:table-cell office:value-type="float" office:value="3" table:style-name="ce23">
            <text:p>3</text:p>
          </table:table-cell>
          <table:table-cell office:value-type="float" office:value="5.734027150618557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S</text:p>
          </table:table-cell>
          <table:table-cell office:value-type="float" office:value="3925" table:style-name="ce23">
            <text:p>3 925</text:p>
          </table:table-cell>
          <table:table-cell office:value-type="float" office:value="7.5020188553926143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errari</text:p>
          </table:table-cell>
          <table:table-cell office:value-type="float" office:value="2093" table:style-name="ce23">
            <text:p>2 093</text:p>
          </table:table-cell>
          <table:table-cell office:value-type="float" office:value="4.0004396087482144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iat-Seat</text:p>
          </table:table-cell>
          <table:table-cell office:value-type="float" office:value="195" table:style-name="ce23">
            <text:p>195</text:p>
          </table:table-cell>
          <table:table-cell office:value-type="float" office:value="3.727117647902063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iat</text:p>
          </table:table-cell>
          <table:table-cell office:value-type="float" office:value="139848" table:style-name="ce23">
            <text:p>139 848</text:p>
          </table:table-cell>
          <table:table-cell office:value-type="float" office:value="2.672974096532347" table:style-name="ce35">
            <text:p>2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isker</text:p>
          </table:table-cell>
          <table:table-cell office:value-type="float" office:value="437" table:style-name="ce23">
            <text:p>437</text:p>
          </table:table-cell>
          <table:table-cell office:value-type="float" office:value="8.35256621606769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N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ord</text:p>
          </table:table-cell>
          <table:table-cell office:value-type="float" office:value="285867" table:style-name="ce23">
            <text:p>285 867</text:p>
          </table:table-cell>
          <table:table-cell office:value-type="float" office:value="5.4638971315529181" table:style-name="ce35">
            <text:p>5,5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orthing</text:p>
          </table:table-cell>
          <table:table-cell office:value-type="float" office:value="14" table:style-name="ce23">
            <text:p>14</text:p>
          </table:table-cell>
          <table:table-cell office:value-type="float" office:value="2.675879336955327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las Hans</text:p>
          </table:table-cell>
          <table:table-cell office:value-type="float" office:value="88" table:style-name="ce23">
            <text:p>88</text:p>
          </table:table-cell>
          <table:table-cell office:value-type="float" office:value="1.681981297514777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MC</text:p>
          </table:table-cell>
          <table:table-cell office:value-type="float" office:value="43" table:style-name="ce23">
            <text:p>43</text:p>
          </table:table-cell>
          <table:table-cell office:value-type="float" office:value="8.2187722492199329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oliath</text:p>
          </table:table-cell>
          <table:table-cell office:value-type="float" office:value="4" table:style-name="ce23">
            <text:p>4</text:p>
          </table:table-cell>
          <table:table-cell office:value-type="float" office:value="7.6453695341580777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orki WKE</text:p>
          </table:table-cell>
          <table:table-cell office:value-type="float" office:value="106" table:style-name="ce23">
            <text:p>106</text:p>
          </table:table-cell>
          <table:table-cell office:value-type="float" office:value="2.026022926551890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räf &amp; Stift</text:p>
          </table:table-cell>
          <table:table-cell office:value-type="float" office:value="5" table:style-name="ce23">
            <text:p>5</text:p>
          </table:table-cell>
          <table:table-cell office:value-type="float" office:value="9.5567119176975975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utbrod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anomag-Henschel</text:p>
          </table:table-cell>
          <table:table-cell office:value-type="float" office:value="25" table:style-name="ce23">
            <text:p>25</text:p>
          </table:table-cell>
          <table:table-cell office:value-type="float" office:value="4.778355958848798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illman</text:p>
          </table:table-cell>
          <table:table-cell office:value-type="float" office:value="24" table:style-name="ce23">
            <text:p>24</text:p>
          </table:table-cell>
          <table:table-cell office:value-type="float" office:value="4.587221720494846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nda</text:p>
          </table:table-cell>
          <table:table-cell office:value-type="float" office:value="35690" table:style-name="ce23">
            <text:p>35 690</text:p>
          </table:table-cell>
          <table:table-cell office:value-type="float" office:value="0.68215809668525451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ng Qi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rch</text:p>
          </table:table-cell>
          <table:table-cell office:value-type="float" office:value="12" table:style-name="ce23">
            <text:p>12</text:p>
          </table:table-cell>
          <table:table-cell office:value-type="float" office:value="2.293610860247423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tchkiss</text:p>
          </table:table-cell>
          <table:table-cell office:value-type="float" office:value="3" table:style-name="ce23">
            <text:p>3</text:p>
          </table:table-cell>
          <table:table-cell office:value-type="float" office:value="5.734027150618557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umber</text:p>
          </table:table-cell>
          <table:table-cell office:value-type="float" office:value="11" table:style-name="ce23">
            <text:p>11</text:p>
          </table:table-cell>
          <table:table-cell office:value-type="float" office:value="2.102476621893471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ummer</text:p>
          </table:table-cell>
          <table:table-cell office:value-type="float" office:value="215" table:style-name="ce23">
            <text:p>215</text:p>
          </table:table-cell>
          <table:table-cell office:value-type="float" office:value="4.109386124609966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yundai</text:p>
          </table:table-cell>
          <table:table-cell office:value-type="float" office:value="158593" table:style-name="ce23">
            <text:p>158 593</text:p>
          </table:table-cell>
          <table:table-cell office:value-type="float" office:value="3.03125522632683" table:style-name="ce35">
            <text:p>3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FA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HC</text:p>
          </table:table-cell>
          <table:table-cell office:value-type="float" office:value="15" table:style-name="ce23">
            <text:p>15</text:p>
          </table:table-cell>
          <table:table-cell office:value-type="float" office:value="2.867013575309279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neos</text:p>
          </table:table-cell>
          <table:table-cell office:value-type="float" office:value="54" table:style-name="ce23">
            <text:p>54</text:p>
          </table:table-cell>
          <table:table-cell office:value-type="float" office:value="1.032124887111340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nfiniti</text:p>
          </table:table-cell>
          <table:table-cell office:value-type="float" office:value="306" table:style-name="ce23">
            <text:p>306</text:p>
          </table:table-cell>
          <table:table-cell office:value-type="float" office:value="5.848707693630929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nnocenti</text:p>
          </table:table-cell>
          <table:table-cell office:value-type="float" office:value="52" table:style-name="ce23">
            <text:p>52</text:p>
          </table:table-cell>
          <table:table-cell office:value-type="float" office:value="9.938980394405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SO WKE</text:p>
          </table:table-cell>
          <table:table-cell office:value-type="float" office:value="6" table:style-name="ce23">
            <text:p>6</text:p>
          </table:table-cell>
          <table:table-cell office:value-type="float" office:value="1.146805430123711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suzu</text:p>
          </table:table-cell>
          <table:table-cell office:value-type="float" office:value="34" table:style-name="ce23">
            <text:p>34</text:p>
          </table:table-cell>
          <table:table-cell office:value-type="float" office:value="6.498564104034365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veco</text:p>
          </table:table-cell>
          <table:table-cell office:value-type="float" office:value="35" table:style-name="ce23">
            <text:p>35</text:p>
          </table:table-cell>
          <table:table-cell office:value-type="float" office:value="6.689698342388318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AC</text:p>
          </table:table-cell>
          <table:table-cell office:value-type="float" office:value="72" table:style-name="ce23">
            <text:p>72</text:p>
          </table:table-cell>
          <table:table-cell office:value-type="float" office:value="1.376166516148453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aguar</text:p>
          </table:table-cell>
          <table:table-cell office:value-type="float" office:value="13573" table:style-name="ce23">
            <text:p>13 573</text:p>
          </table:table-cell>
          <table:table-cell office:value-type="float" office:value="0.25942650171781895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eep</text:p>
          </table:table-cell>
          <table:table-cell office:value-type="float" office:value="31906" table:style-name="ce23">
            <text:p>31 906</text:p>
          </table:table-cell>
          <table:table-cell office:value-type="float" office:value="0.60983290089211906" table:style-name="ce35">
            <text:p>0,6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ensen</text:p>
          </table:table-cell>
          <table:table-cell office:value-type="float" office:value="27" table:style-name="ce23">
            <text:p>27</text:p>
          </table:table-cell>
          <table:table-cell office:value-type="float" office:value="5.160624435556702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oyear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GM</text:p>
          </table:table-cell>
          <table:table-cell office:value-type="float" office:value="12" table:style-name="ce23">
            <text:p>12</text:p>
          </table:table-cell>
          <table:table-cell office:value-type="float" office:value="2.293610860247423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ia</text:p>
          </table:table-cell>
          <table:table-cell office:value-type="float" office:value="119854" table:style-name="ce23">
            <text:p>119 854</text:p>
          </table:table-cell>
          <table:table-cell office:value-type="float" office:value="2.2908203003674554" table:style-name="ce35">
            <text:p>2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irchner</text:p>
          </table:table-cell>
          <table:table-cell office:value-type="float" office:value="7" table:style-name="ce23">
            <text:p>7</text:p>
          </table:table-cell>
          <table:table-cell office:value-type="float" office:value="1.337939668477663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leinschnittger</text:p>
          </table:table-cell>
          <table:table-cell office:value-type="float" office:value="2" table:style-name="ce23">
            <text:p>2</text:p>
          </table:table-cell>
          <table:table-cell office:value-type="float" office:value="3.822684767079038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TM</text:p>
          </table:table-cell>
          <table:table-cell office:value-type="float" office:value="123" table:style-name="ce23">
            <text:p>123</text:p>
          </table:table-cell>
          <table:table-cell office:value-type="float" office:value="2.350951131753608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utsenits</text:p>
          </table:table-cell>
          <table:table-cell office:value-type="float" office:value="12" table:style-name="ce23">
            <text:p>12</text:p>
          </table:table-cell>
          <table:table-cell office:value-type="float" office:value="2.293610860247423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da</text:p>
          </table:table-cell>
          <table:table-cell office:value-type="float" office:value="1734" table:style-name="ce23">
            <text:p>1 734</text:p>
          </table:table-cell>
          <table:table-cell office:value-type="float" office:value="3.3142676930575266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mborghini</text:p>
          </table:table-cell>
          <table:table-cell office:value-type="float" office:value="480" table:style-name="ce23">
            <text:p>480</text:p>
          </table:table-cell>
          <table:table-cell office:value-type="float" office:value="9.174443440989693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ncia</text:p>
          </table:table-cell>
          <table:table-cell office:value-type="float" office:value="6179" table:style-name="ce23">
            <text:p>6 179</text:p>
          </table:table-cell>
          <table:table-cell office:value-type="float" office:value="0.1181018458789069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nd Rover</text:p>
          </table:table-cell>
          <table:table-cell office:value-type="float" office:value="22808" table:style-name="ce23">
            <text:p>22 808</text:p>
          </table:table-cell>
          <table:table-cell office:value-type="float" office:value="0.43593897083769356" table:style-name="ce35">
            <text:p>0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evc</text:p>
          </table:table-cell>
          <table:table-cell office:value-type="float" office:value="4" table:style-name="ce23">
            <text:p>4</text:p>
          </table:table-cell>
          <table:table-cell office:value-type="float" office:value="7.6453695341580777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exus</text:p>
          </table:table-cell>
          <table:table-cell office:value-type="float" office:value="5319" table:style-name="ce23">
            <text:p>5 319</text:p>
          </table:table-cell>
          <table:table-cell office:value-type="float" office:value="0.10166430138046703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incoln</text:p>
          </table:table-cell>
          <table:table-cell office:value-type="float" office:value="152" table:style-name="ce23">
            <text:p>152</text:p>
          </table:table-cell>
          <table:table-cell office:value-type="float" office:value="2.9052404229800693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loyd</text:p>
          </table:table-cell>
          <table:table-cell office:value-type="float" office:value="71" table:style-name="ce23">
            <text:p>71</text:p>
          </table:table-cell>
          <table:table-cell office:value-type="float" office:value="1.357053092313058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ondon Taxi International</text:p>
          </table:table-cell>
          <table:table-cell office:value-type="float" office:value="9" table:style-name="ce23">
            <text:p>9</text:p>
          </table:table-cell>
          <table:table-cell office:value-type="float" office:value="1.720208145185567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otus</text:p>
          </table:table-cell>
          <table:table-cell office:value-type="float" office:value="779" table:style-name="ce23">
            <text:p>779</text:p>
          </table:table-cell>
          <table:table-cell office:value-type="float" office:value="1.4889357167772855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ucid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ynk &amp; Co</text:p>
          </table:table-cell>
          <table:table-cell office:value-type="float" office:value="5" table:style-name="ce23">
            <text:p>5</text:p>
          </table:table-cell>
          <table:table-cell office:value-type="float" office:value="9.5567119176975975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hindra</text:p>
          </table:table-cell>
          <table:table-cell office:value-type="float" office:value="98" table:style-name="ce23">
            <text:p>98</text:p>
          </table:table-cell>
          <table:table-cell office:value-type="float" office:value="1.87311553586872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N</text:p>
          </table:table-cell>
          <table:table-cell office:value-type="float" office:value="134" table:style-name="ce23">
            <text:p>134</text:p>
          </table:table-cell>
          <table:table-cell office:value-type="float" office:value="2.561198793942955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serati</text:p>
          </table:table-cell>
          <table:table-cell office:value-type="float" office:value="1703" table:style-name="ce23">
            <text:p>1 703</text:p>
          </table:table-cell>
          <table:table-cell office:value-type="float" office:value="3.2550160791678016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tra</text:p>
          </table:table-cell>
          <table:table-cell office:value-type="float" office:value="48" table:style-name="ce23">
            <text:p>48</text:p>
          </table:table-cell>
          <table:table-cell office:value-type="float" office:value="9.174443440989692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ybach</text:p>
          </table:table-cell>
          <table:table-cell office:value-type="float" office:value="9" table:style-name="ce23">
            <text:p>9</text:p>
          </table:table-cell>
          <table:table-cell office:value-type="float" office:value="1.720208145185567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xus</text:p>
          </table:table-cell>
          <table:table-cell office:value-type="float" office:value="6" table:style-name="ce23">
            <text:p>6</text:p>
          </table:table-cell>
          <table:table-cell office:value-type="float" office:value="1.146805430123711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zda</text:p>
          </table:table-cell>
          <table:table-cell office:value-type="float" office:value="147023" table:style-name="ce23">
            <text:p>147 023</text:p>
          </table:table-cell>
          <table:table-cell office:value-type="float" office:value="2.8101129125513076" table:style-name="ce35">
            <text:p>2,8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cLaren</text:p>
          </table:table-cell>
          <table:table-cell office:value-type="float" office:value="124" table:style-name="ce23">
            <text:p>124</text:p>
          </table:table-cell>
          <table:table-cell office:value-type="float" office:value="2.370064555589003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ercedes</text:p>
          </table:table-cell>
          <table:table-cell office:value-type="float" office:value="309780" table:style-name="ce23">
            <text:p>309 780</text:p>
          </table:table-cell>
          <table:table-cell office:value-type="float" office:value="5.9209564357287228" table:style-name="ce35">
            <text:p>5,9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G</text:p>
          </table:table-cell>
          <table:table-cell office:value-type="float" office:value="9838" table:style-name="ce23">
            <text:p>9 838</text:p>
          </table:table-cell>
          <table:table-cell office:value-type="float" office:value="0.18803786369261791" table:style-name="ce35">
            <text:p>0,2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ia</text:p>
          </table:table-cell>
          <table:table-cell office:value-type="float" office:value="2" table:style-name="ce23">
            <text:p>2</text:p>
          </table:table-cell>
          <table:table-cell office:value-type="float" office:value="3.822684767079038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INI</text:p>
          </table:table-cell>
          <table:table-cell office:value-type="float" office:value="39041" table:style-name="ce23">
            <text:p>39 041</text:p>
          </table:table-cell>
          <table:table-cell office:value-type="float" office:value="0.74620717995766372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itsubishi</text:p>
          </table:table-cell>
          <table:table-cell office:value-type="float" office:value="51697" table:style-name="ce23">
            <text:p>51 697</text:p>
          </table:table-cell>
          <table:table-cell office:value-type="float" office:value="0.98810667201842539" table:style-name="ce35">
            <text:p>1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organ</text:p>
          </table:table-cell>
          <table:table-cell office:value-type="float" office:value="481" table:style-name="ce23">
            <text:p>481</text:p>
          </table:table-cell>
          <table:table-cell office:value-type="float" office:value="9.193556864825088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orris</text:p>
          </table:table-cell>
          <table:table-cell office:value-type="float" office:value="227" table:style-name="ce23">
            <text:p>227</text:p>
          </table:table-cell>
          <table:table-cell office:value-type="float" office:value="4.338747210634708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osk-Autom-Fbr</text:p>
          </table:table-cell>
          <table:table-cell office:value-type="float" office:value="18" table:style-name="ce23">
            <text:p>18</text:p>
          </table:table-cell>
          <table:table-cell office:value-type="float" office:value="3.440416290371134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ilsson</text:p>
          </table:table-cell>
          <table:table-cell office:value-type="float" office:value="7" table:style-name="ce23">
            <text:p>7</text:p>
          </table:table-cell>
          <table:table-cell office:value-type="float" office:value="1.337939668477663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io</text:p>
          </table:table-cell>
          <table:table-cell office:value-type="float" office:value="5" table:style-name="ce23">
            <text:p>5</text:p>
          </table:table-cell>
          <table:table-cell office:value-type="float" office:value="9.5567119176975975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issan</text:p>
          </table:table-cell>
          <table:table-cell office:value-type="float" office:value="74234" table:style-name="ce23">
            <text:p>74 234</text:p>
          </table:table-cell>
          <table:table-cell office:value-type="float" office:value="1.4188659049967269" table:style-name="ce35">
            <text:p>1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SU</text:p>
          </table:table-cell>
          <table:table-cell office:value-type="float" office:value="259" table:style-name="ce23">
            <text:p>259</text:p>
          </table:table-cell>
          <table:table-cell office:value-type="float" office:value="4.950376773367355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SU-Fiat</text:p>
          </table:table-cell>
          <table:table-cell office:value-type="float" office:value="4" table:style-name="ce23">
            <text:p>4</text:p>
          </table:table-cell>
          <table:table-cell office:value-type="float" office:value="7.6453695341580777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OEAF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Oldsmobile</text:p>
          </table:table-cell>
          <table:table-cell office:value-type="float" office:value="185" table:style-name="ce23">
            <text:p>185</text:p>
          </table:table-cell>
          <table:table-cell office:value-type="float" office:value="3.535983409548111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Opel</text:p>
          </table:table-cell>
          <table:table-cell office:value-type="float" office:value="248668" table:style-name="ce23">
            <text:p>248 668</text:p>
          </table:table-cell>
          <table:table-cell office:value-type="float" office:value="4.752896878300052" table:style-name="ce35">
            <text:p>4,8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anhard</text:p>
          </table:table-cell>
          <table:table-cell office:value-type="float" office:value="8" table:style-name="ce23">
            <text:p>8</text:p>
          </table:table-cell>
          <table:table-cell office:value-type="float" office:value="1.529073906831615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erl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eugeot</text:p>
          </table:table-cell>
          <table:table-cell office:value-type="float" office:value="163636" table:style-name="ce23">
            <text:p>163 636</text:p>
          </table:table-cell>
          <table:table-cell office:value-type="float" office:value="3.127644222728728" table:style-name="ce35">
            <text:p>3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iaggio</text:p>
          </table:table-cell>
          <table:table-cell office:value-type="float" office:value="5" table:style-name="ce23">
            <text:p>5</text:p>
          </table:table-cell>
          <table:table-cell office:value-type="float" office:value="9.5567119176975975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lymouth</text:p>
          </table:table-cell>
          <table:table-cell office:value-type="float" office:value="169" table:style-name="ce23">
            <text:p>169</text:p>
          </table:table-cell>
          <table:table-cell office:value-type="float" office:value="3.230168628181787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olestar</text:p>
          </table:table-cell>
          <table:table-cell office:value-type="float" office:value="2160" table:style-name="ce23">
            <text:p>2 160</text:p>
          </table:table-cell>
          <table:table-cell office:value-type="float" office:value="4.1284995484453621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ontiac</text:p>
          </table:table-cell>
          <table:table-cell office:value-type="float" office:value="1124" table:style-name="ce23">
            <text:p>1 124</text:p>
          </table:table-cell>
          <table:table-cell office:value-type="float" office:value="2.1483488390984198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orsche</text:p>
          </table:table-cell>
          <table:table-cell office:value-type="float" office:value="35732" table:style-name="ce23">
            <text:p>35 732</text:p>
          </table:table-cell>
          <table:table-cell office:value-type="float" office:value="0.68296086048634108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raga</text:p>
          </table:table-cell>
          <table:table-cell office:value-type="float" office:value="13" table:style-name="ce23">
            <text:p>13</text:p>
          </table:table-cell>
          <table:table-cell office:value-type="float" office:value="2.48474509860137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uch</text:p>
          </table:table-cell>
          <table:table-cell office:value-type="float" office:value="1583" table:style-name="ce23">
            <text:p>1 583</text:p>
          </table:table-cell>
          <table:table-cell office:value-type="float" office:value="3.0256549931430593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eliant</text:p>
          </table:table-cell>
          <table:table-cell office:value-type="float" office:value="8" table:style-name="ce23">
            <text:p>8</text:p>
          </table:table-cell>
          <table:table-cell office:value-type="float" office:value="1.529073906831615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enault</text:p>
          </table:table-cell>
          <table:table-cell office:value-type="float" office:value="200937" table:style-name="ce23">
            <text:p>200 937</text:p>
          </table:table-cell>
          <table:table-cell office:value-type="float" office:value="3.840594045212804" table:style-name="ce35">
            <text:p>3,8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iley</text:p>
          </table:table-cell>
          <table:table-cell office:value-type="float" office:value="33" table:style-name="ce23">
            <text:p>33</text:p>
          </table:table-cell>
          <table:table-cell office:value-type="float" office:value="6.307429865680414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olls Royce</text:p>
          </table:table-cell>
          <table:table-cell office:value-type="float" office:value="452" table:style-name="ce23">
            <text:p>452</text:p>
          </table:table-cell>
          <table:table-cell office:value-type="float" office:value="8.6392675735986278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over</text:p>
          </table:table-cell>
          <table:table-cell office:value-type="float" office:value="3706" table:style-name="ce23">
            <text:p>3 706</text:p>
          </table:table-cell>
          <table:table-cell office:value-type="float" office:value="7.0834348733974595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ab</text:p>
          </table:table-cell>
          <table:table-cell office:value-type="float" office:value="3494" table:style-name="ce23">
            <text:p>3 494</text:p>
          </table:table-cell>
          <table:table-cell office:value-type="float" office:value="6.6782302880870809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ntana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turn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urer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S</text:p>
          </table:table-cell>
          <table:table-cell office:value-type="float" office:value="3" table:style-name="ce23">
            <text:p>3</text:p>
          </table:table-cell>
          <table:table-cell office:value-type="float" office:value="5.734027150618557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eat</text:p>
          </table:table-cell>
          <table:table-cell office:value-type="float" office:value="231723" table:style-name="ce23">
            <text:p>231 723</text:p>
          </table:table-cell>
          <table:table-cell office:value-type="float" office:value="4.4290199114092808" table:style-name="ce35">
            <text:p>4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ecma</text:p>
          </table:table-cell>
          <table:table-cell office:value-type="float" office:value="3" table:style-name="ce23">
            <text:p>3</text:p>
          </table:table-cell>
          <table:table-cell office:value-type="float" office:value="5.734027150618557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eres</text:p>
          </table:table-cell>
          <table:table-cell office:value-type="float" office:value="2" table:style-name="ce23">
            <text:p>2</text:p>
          </table:table-cell>
          <table:table-cell office:value-type="float" office:value="3.822684767079038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imca</text:p>
          </table:table-cell>
          <table:table-cell office:value-type="float" office:value="58" table:style-name="ce23">
            <text:p>58</text:p>
          </table:table-cell>
          <table:table-cell office:value-type="float" office:value="1.1085785824529212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koda</text:p>
          </table:table-cell>
          <table:table-cell office:value-type="float" office:value="366109" table:style-name="ce23">
            <text:p>366 109</text:p>
          </table:table-cell>
          <table:table-cell office:value-type="float" office:value="6.9975964869526992" table:style-name="ce35">
            <text:p>7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kywell</text:p>
          </table:table-cell>
          <table:table-cell office:value-type="float" office:value="47" table:style-name="ce23">
            <text:p>47</text:p>
          </table:table-cell>
          <table:table-cell office:value-type="float" office:value="8.983309202635741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mart</text:p>
          </table:table-cell>
          <table:table-cell office:value-type="float" office:value="17099" table:style-name="ce23">
            <text:p>17 099</text:p>
          </table:table-cell>
          <table:table-cell office:value-type="float" office:value="0.32682043416142242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sang-Yong</text:p>
          </table:table-cell>
          <table:table-cell office:value-type="float" office:value="1846" table:style-name="ce23">
            <text:p>1 846</text:p>
          </table:table-cell>
          <table:table-cell office:value-type="float" office:value="3.5283380400139529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andard</text:p>
          </table:table-cell>
          <table:table-cell office:value-type="float" office:value="5" table:style-name="ce23">
            <text:p>5</text:p>
          </table:table-cell>
          <table:table-cell office:value-type="float" office:value="9.5567119176975975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eyr</text:p>
          </table:table-cell>
          <table:table-cell office:value-type="float" office:value="160" table:style-name="ce23">
            <text:p>160</text:p>
          </table:table-cell>
          <table:table-cell office:value-type="float" office:value="3.0581478136632312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eyr Puch</text:p>
          </table:table-cell>
          <table:table-cell office:value-type="float" office:value="5001" table:style-name="ce23">
            <text:p>5 001</text:p>
          </table:table-cell>
          <table:table-cell office:value-type="float" office:value="9.5586232600811366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eyr Fiat</text:p>
          </table:table-cell>
          <table:table-cell office:value-type="float" office:value="301" table:style-name="ce23">
            <text:p>301</text:p>
          </table:table-cell>
          <table:table-cell office:value-type="float" office:value="5.753140574453953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oewer</text:p>
          </table:table-cell>
          <table:table-cell office:value-type="float" office:value="3" table:style-name="ce23">
            <text:p>3</text:p>
          </table:table-cell>
          <table:table-cell office:value-type="float" office:value="5.734027150618557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udebaker</text:p>
          </table:table-cell>
          <table:table-cell office:value-type="float" office:value="14" table:style-name="ce23">
            <text:p>14</text:p>
          </table:table-cell>
          <table:table-cell office:value-type="float" office:value="2.675879336955327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ubaru</text:p>
          </table:table-cell>
          <table:table-cell office:value-type="float" office:value="13762" table:style-name="ce23">
            <text:p>13 762</text:p>
          </table:table-cell>
          <table:table-cell office:value-type="float" office:value="0.26303893882270868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uzuki</text:p>
          </table:table-cell>
          <table:table-cell office:value-type="float" office:value="112037" table:style-name="ce23">
            <text:p>112 037</text:p>
          </table:table-cell>
          <table:table-cell office:value-type="float" office:value="2.1414106662461712" table:style-name="ce35">
            <text:p>2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WM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lbot</text:p>
          </table:table-cell>
          <table:table-cell office:value-type="float" office:value="281" table:style-name="ce23">
            <text:p>281</text:p>
          </table:table-cell>
          <table:table-cell office:value-type="float" office:value="5.370872097746049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lbot-Sunbeam</text:p>
          </table:table-cell>
          <table:table-cell office:value-type="float" office:value="15" table:style-name="ce23">
            <text:p>15</text:p>
          </table:table-cell>
          <table:table-cell office:value-type="float" office:value="2.867013575309279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ta</text:p>
          </table:table-cell>
          <table:table-cell office:value-type="float" office:value="35" table:style-name="ce23">
            <text:p>35</text:p>
          </table:table-cell>
          <table:table-cell office:value-type="float" office:value="6.689698342388318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tra</text:p>
          </table:table-cell>
          <table:table-cell office:value-type="float" office:value="75" table:style-name="ce23">
            <text:p>75</text:p>
          </table:table-cell>
          <table:table-cell office:value-type="float" office:value="1.433506787654639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empo WKE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esla</text:p>
          </table:table-cell>
          <table:table-cell office:value-type="float" office:value="34541" table:style-name="ce23">
            <text:p>34 541</text:p>
          </table:table-cell>
          <table:table-cell office:value-type="float" office:value="0.66019677269838539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hink</text:p>
          </table:table-cell>
          <table:table-cell office:value-type="float" office:value="20" table:style-name="ce23">
            <text:p>20</text:p>
          </table:table-cell>
          <table:table-cell office:value-type="float" office:value="3.822684767079039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oyota</text:p>
          </table:table-cell>
          <table:table-cell office:value-type="float" office:value="154459" table:style-name="ce23">
            <text:p>154 459</text:p>
          </table:table-cell>
          <table:table-cell office:value-type="float" office:value="2.9522403321913062" table:style-name="ce35">
            <text:p>3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riumph</text:p>
          </table:table-cell>
          <table:table-cell office:value-type="float" office:value="1642" table:style-name="ce23">
            <text:p>1 642</text:p>
          </table:table-cell>
          <table:table-cell office:value-type="float" office:value="3.138424193771891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Unic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Vauxhall</text:p>
          </table:table-cell>
          <table:table-cell office:value-type="float" office:value="118" table:style-name="ce23">
            <text:p>118</text:p>
          </table:table-cell>
          <table:table-cell office:value-type="float" office:value="2.255384012576632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Volvo</text:p>
          </table:table-cell>
          <table:table-cell office:value-type="float" office:value="71332" table:style-name="ce23">
            <text:p>71 332</text:p>
          </table:table-cell>
          <table:table-cell office:value-type="float" office:value="1.3633987490264099" table:style-name="ce35">
            <text:p>1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VW</text:p>
          </table:table-cell>
          <table:table-cell office:value-type="float" office:value="1030300" table:style-name="ce23">
            <text:p>1 030 300</text:p>
          </table:table-cell>
          <table:table-cell office:value-type="float" office:value="19.692560577607669" table:style-name="ce35">
            <text:p>19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anderer</text:p>
          </table:table-cell>
          <table:table-cell office:value-type="float" office:value="11" table:style-name="ce23">
            <text:p>11</text:p>
          </table:table-cell>
          <table:table-cell office:value-type="float" office:value="2.102476621893471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ey</text:p>
          </table:table-cell>
          <table:table-cell office:value-type="float" office:value="2" table:style-name="ce23">
            <text:p>2</text:p>
          </table:table-cell>
          <table:table-cell office:value-type="float" office:value="3.822684767079038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hite</text:p>
          </table:table-cell>
          <table:table-cell office:value-type="float" office:value="2" table:style-name="ce23">
            <text:p>2</text:p>
          </table:table-cell>
          <table:table-cell office:value-type="float" office:value="3.822684767079038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iesmann</text:p>
          </table:table-cell>
          <table:table-cell office:value-type="float" office:value="22" table:style-name="ce23">
            <text:p>22</text:p>
          </table:table-cell>
          <table:table-cell office:value-type="float" office:value="4.204953243786942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olseley</text:p>
          </table:table-cell>
          <table:table-cell office:value-type="float" office:value="16" table:style-name="ce23">
            <text:p>16</text:p>
          </table:table-cell>
          <table:table-cell office:value-type="float" office:value="3.0581478136632311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Xpeng</text:p>
          </table:table-cell>
          <table:table-cell office:value-type="float" office:value="1" table:style-name="ce23">
            <text:p>1</text:p>
          </table:table-cell>
          <table:table-cell office:value-type="float" office:value="1.911342383539519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Zagato</text:p>
          </table:table-cell>
          <table:table-cell office:value-type="float" office:value="4" table:style-name="ce23">
            <text:p>4</text:p>
          </table:table-cell>
          <table:table-cell office:value-type="float" office:value="7.6453695341580777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Zastava</text:p>
          </table:table-cell>
          <table:table-cell office:value-type="float" office:value="134" table:style-name="ce23">
            <text:p>134</text:p>
          </table:table-cell>
          <table:table-cell office:value-type="float" office:value="2.561198793942955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onstige Pkw</text:p>
          </table:table-cell>
          <table:table-cell office:value-type="float" office:value="1344" table:style-name="ce23">
            <text:p>1 344</text:p>
          </table:table-cell>
          <table:table-cell office:value-type="float" office:value="2.5688441634771141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26">
            <text:p>Pkw insgesamt</text:p>
          </table:table-cell>
          <table:table-cell office:value-type="float" office:value="5231925" table:style-name="ce27">
            <text:p>5 231 925</text:p>
          </table:table-cell>
          <table:table-cell office:value-type="float" office:value="99.999999999999929" table:style-name="ce36">
            <text:p>10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7">
            <text:p>Q: STATISTIK AUSTRIA, Kfz-Statistik. – Rundungsdifferenzen nicht ausgeglichen.<text:s/></text:p>
          </table:table-cell>
          <table:table-cell table:number-columns-repeated="2" table:style-name="ce37"/>
          <table:table-cell table:style-name="ce38"/>
          <table:table-cell table:number-columns-repeated="2" table:style-name="ce1"/>
          <table:table-cell table:number-columns-repeated="16378" table:style-name="ce12"/>
        </table:table-row>
        <table:table-row table:number-rows-repeated="3" table:style-name="ro3">
          <table:table-cell table:number-columns-repeated="3" table:style-name="ce9"/>
          <table:table-cell table:style-name="ce22"/>
          <table:table-cell table:number-columns-repeated="16380" table:style-name="ce1"/>
        </table:table-row>
        <table:table-row table:number-rows-repeated="4" table:style-name="ro3">
          <table:table-cell table:number-columns-repeated="3" table:style-name="ce9"/>
          <table:table-cell table:style-name="ce22"/>
          <table:table-cell table:number-columns-repeated="2" table:style-name="ce9"/>
          <table:table-cell table:number-columns-repeated="16378" table:style-name="ce1"/>
        </table:table-row>
        <table:table-row table:number-rows-repeated="1048383" table:style-name="ro7">
          <table:table-cell table:number-columns-repeated="16384"/>
        </table:table-row>
        <table:named-expressions>
          <table:named-range table:name="Print_Titles" table:cell-range-address="Pkw_nach_Marke.$A$1:Pkw_nach_Marke.$XFD$2" table:base-cell-address="Pkw_nach_Mark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</number:number-style>
    <number:number-style style:name="N37P0">
      <number:text> </number:text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zimal_32_2" style:display-name="Dezimal 2" style:family="table-cell" style:data-style-name="N37"/>
    <style:style style:name="Komma" style:family="table-cell" style:data-style-name="N37"/>
    <style:style style:name="Prozent_32_2" style:display-name="Prozent 2" style:family="table-cell" style:data-style-name="N13"/>
    <style:style style:name="Prozent_32_3" style:display-name="Prozent 3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32_4" style:display-name="Standard 4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andard_Tabellen_KfZ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Style5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Renate.Pessl@statistik.gv.at</meta:initial-creator>
    <dc:creator>Bernhard</dc:creator>
    <meta:creation-date>2012-02-20T11:34:22Z</meta:creation-date>
    <dc:date>2025-02-22T15:15:43Z</dc:date>
    <meta:print-date>2025-02-17T10:44:20Z</meta:print-date>
    <meta:editing-duration>PT0S</meta:editing-duration>
    <meta:user-defined meta:name="_NewReviewCycle"/>
    <meta:user-defined meta:name="_EmailSubject">Internettabellen - Vorläufige Ergebnisse - Fahrzeugbestand am 31. Juli 2020</meta:user-defined>
    <meta:user-defined meta:name="_AuthorEmail">Gerda.FISCHER@statistik.gv.at</meta:user-defined>
    <meta:user-defined meta:name="_AuthorEmailDisplayName">FISCHER Gerda</meta:user-defined>
    <meta:user-defined meta:name="_ReviewingToolsShownOnce"/>
  </office:meta>
</office:document-meta>
</file>